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Inter" svg:font-family="Inter"/>
    <style:font-face style:name="Interular1" svg:font-family="Interular"/>
    <style:font-face style:name="LiberationMono" svg:font-family="LiberationMono"/>
    <style:font-face style:name="Arial" svg:font-family="Arial" style:font-pitch="variable"/>
    <style:font-face style:name="Inter1" svg:font-family="Inter" style:font-pitch="variable"/>
    <style:font-face style:name="Interular" svg:font-family="Interular" style:font-pitch="variable"/>
    <style:font-face style:name="Liberation Serif" svg:font-family="'Liberation Serif'" style:font-pitch="variable"/>
    <style:font-face style:name="LiberationMono1" svg:font-family="LiberationMono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878378" draw:opacity="15%"/>
    </style:style>
    <style:style style:name="gr4" style:family="graphic" style:parent-style-name="standard">
      <style:graphic-properties draw:stroke="none" draw:fill="solid" draw:fill-color="#ebeced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86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7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8cm" fo:min-width="0.28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98cm" fo:min-width="0.19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.43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878378" draw:opacity="15%"/>
    </style:style>
    <style:style style:name="P5" style:family="paragraph">
      <loext:graphic-properties draw:fill="solid" draw:fill-color="#ebeced"/>
    </style:style>
    <style:style style:name="P6" style:family="paragraph">
      <loext:graphic-properties draw:fill="none"/>
      <style:text-properties fo:font-size="24.6000003814697pt" style:font-size-asian="24.6000003814697pt" style:font-size-complex="24.6000003814697pt"/>
    </style:style>
    <style:style style:name="P7" style:family="paragraph">
      <loext:graphic-properties draw:fill="none"/>
      <style:text-properties fo:font-size="20.5pt" style:font-size-asian="20.5pt" style:font-size-complex="20.5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0" style:family="paragraph">
      <loext:graphic-properties draw:fill="none"/>
      <style:text-properties fo:font-size="5.69999980926514pt" style:font-size-asian="5.69999980926514pt" style:font-size-complex="5.69999980926514pt"/>
    </style:style>
    <style:style style:name="P11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T1" style:family="text">
      <style:text-properties fo:color="#000000" loext:opacity="100%" style:font-name="Interular1" fo:font-size="10pt" style:font-size-asian="10pt" style:font-name-complex="Interular1" style:font-size-complex="10pt"/>
    </style:style>
    <style:style style:name="T2" style:family="text">
      <style:text-properties fo:color="#000000" loext:opacity="100%" style:font-name="Arial1" fo:font-size="24.6000003814697pt" style:font-size-asian="24.6000003814697pt" style:font-name-complex="Arial1" style:font-size-complex="24.6000003814697pt"/>
    </style:style>
    <style:style style:name="T3" style:family="text">
      <style:text-properties fo:color="#000000" loext:opacity="100%" style:font-name="Inter" fo:font-size="20.5pt" fo:font-weight="bold" style:font-size-asian="20.5pt" style:font-name-complex="Inter" style:font-size-complex="20.5pt" style:font-weight-complex="bold"/>
    </style:style>
    <style:style style:name="T4" style:family="text">
      <style:text-properties fo:color="#000000" loext:opacity="100%" style:font-name="Interular1" fo:font-size="8.19999980926514pt" style:font-size-asian="8.19999980926514pt" style:font-name-complex="Interular1" style:font-size-complex="8.19999980926514pt"/>
    </style:style>
    <style:style style:name="T5" style:family="text">
      <style:text-properties fo:color="#000000" loext:opacity="100%" style:font-name="Inter" fo:font-size="8.19999980926514pt" fo:font-style="italic" style:font-size-asian="8.19999980926514pt" style:font-name-complex="Inter" style:font-size-complex="8.19999980926514pt" style:font-style-complex="italic"/>
    </style:style>
    <style:style style:name="T6" style:family="text">
      <style:text-properties fo:color="#000000" loext:opacity="100%" style:font-name="LiberationMono" fo:font-size="5.69999980926514pt" style:font-size-asian="5.69999980926514pt" style:font-name-complex="LiberationMono" style:font-size-complex="5.69999980926514pt"/>
    </style:style>
    <style:style style:name="T7" style:family="text">
      <style:text-properties fo:color="#000000" loext:opacity="100%" style:font-name="Arial1" fo:font-size="12.3000001907349pt" style:font-size-asian="12.3000001907349pt" style:font-name-complex="Arial1" style:font-size-complex="12.3000001907349pt"/>
    </style:style>
    <style:style style:name="T8" style:family="text">
      <style:text-properties fo:color="#eb5757" loext:opacity="100%" style:font-name="LiberationMono" fo:font-size="5.69999980926514pt" style:font-size-asian="5.69999980926514pt" style:font-name-complex="LiberationMono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87cm" svg:height="39.598cm" svg:x="0cm" svg:y="0cm" svg:viewBox="0 0 27988 39599" draw:points="0,0 27988,0 27988,39599 0,39599">
          <text:p/>
        </draw:polygon>
        <draw:frame draw:style-name="gr2" draw:text-style-name="P3" draw:layer="layout" svg:width="8.655cm" svg:height="0.412cm" svg:x="1.271cm" svg:y="28.154cm">
          <draw:text-box>
            <text:p text:style-name="P2"><text:span text:style-name="T1">Exercícios - Curso Fundamentos de Programação</text:span></text:p>
          </draw:text-box>
        </draw:frame>
        <draw:polygon draw:style-name="gr1" draw:text-style-name="P1" draw:layer="layout" svg:width="15.911cm" svg:height="134.156cm" svg:x="2.539cm" svg:y="2.539cm" svg:viewBox="0 0 15912 134157" draw:points="0,0 15912,0 15912,134157 0,134157">
          <text:p/>
        </draw:polygon>
        <draw:path draw:style-name="gr3" draw:text-style-name="P4" draw:layer="layout" svg:width="15.387cm" svg:height="1.317cm" svg:x="3.063cm" svg:y="7.825cm" svg:viewBox="0 0 15388 1318" svg:d="M0 1264v-1210c0-7 1-14 4-21 2-6 6-12 11-17 6-5 11-9 18-12s14-4 21-4h15280c7 0 14 1 20 4 7 3 13 7 18 12s9 11 12 17c2 7 4 14 4 21v1210c0 7-2 14-4 20-3 7-7 13-12 18s-11 9-18 12c-6 2-13 4-20 4h-15280c-7 0-14-2-21-4-7-3-12-7-18-12-5-5-9-11-11-18-3-6-4-13-4-20z">
          <text:p/>
        </draw:path>
        <draw:path draw:style-name="gr4" draw:text-style-name="P5" draw:layer="layout" svg:width="15.387cm" svg:height="1.443cm" svg:x="3.063cm" svg:y="10.188cm" svg:viewBox="0 0 15388 1444" svg:d="M0 1390v-1336c0-7 1-14 4-21 2-6 6-12 11-17 6-5 11-9 18-12s14-4 21-4h15280c7 0 14 1 20 4 7 3 13 7 18 12s9 11 12 17c2 7 4 14 4 21v1336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317cm" svg:x="3.063cm" svg:y="12.659cm" svg:viewBox="0 0 15388 1318" svg:d="M0 1264v-1210c0-7 1-14 4-20 2-7 6-13 11-18 6-5 11-9 18-12 7-2 14-4 21-4h15280c7 0 14 2 20 4 7 3 13 7 18 12s9 11 12 18c2 6 4 13 4 20v1210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028cm" svg:x="3.063cm" svg:y="16.339cm" svg:viewBox="0 0 15388 1029" svg:d="M0 975v-921c0-7 1-14 4-20 2-7 6-13 11-18 6-5 11-9 18-12 7-2 14-4 21-4h15280c7 0 14 2 20 4 7 3 13 7 18 12s9 11 12 18c2 6 4 13 4 20v921c0 8-2 14-4 21-3 7-7 13-12 18s-11 9-18 11c-6 3-13 4-20 4h-15280c-7 0-14-1-21-4-7-2-12-6-18-11-5-5-9-11-11-18-3-7-4-13-4-21z">
          <text:p/>
        </draw:path>
        <draw:path draw:style-name="gr3" draw:text-style-name="P4" draw:layer="layout" svg:width="15.387cm" svg:height="1.316cm" svg:x="3.063cm" svg:y="19.298cm" svg:viewBox="0 0 15388 1317" svg:d="M0 1263v-1209c0-7 1-14 4-21 2-7 6-12 11-18 6-5 11-9 18-11 7-3 14-4 21-4h15280c7 0 14 1 20 4 7 2 13 6 18 11 5 6 9 11 12 18 2 7 4 14 4 21v1209c0 7-2 14-4 21-3 7-7 13-12 18s-11 9-18 11c-6 3-13 4-20 4h-15280c-7 0-14-1-21-4-7-2-12-6-18-11-5-5-9-11-11-18-3-7-4-14-4-21z">
          <text:p/>
        </draw:path>
        <draw:path draw:style-name="gr3" draw:text-style-name="P4" draw:layer="layout" svg:width="15.387cm" svg:height="1.605cm" svg:x="3.063cm" svg:y="22.112cm" svg:viewBox="0 0 15388 1606" svg:d="M0 1552v-1498c0-7 1-14 4-21 2-7 6-12 11-17 6-6 11-9 18-12s14-4 21-4h15280c7 0 14 1 20 4 7 3 13 6 18 12 5 5 9 10 12 17 2 7 4 14 4 21v1498c0 7-2 14-4 21-3 6-7 12-12 17s-11 9-18 12c-6 3-13 4-20 4h-15280c-7 0-14-1-21-4s-12-7-18-12c-5-5-9-11-11-17-3-7-4-14-4-21z">
          <text:p/>
        </draw:path>
        <draw:frame draw:style-name="gr2" draw:text-style-name="P3" draw:layer="layout" svg:width="0.352cm" svg:height="0.412cm" svg:x="19.552cm" svg:y="28.154cm">
          <draw:text-box>
            <text:p text:style-name="P2"><text:span text:style-name="T1">1</text:span></text:p>
          </draw:text-box>
        </draw:frame>
        <draw:frame draw:style-name="gr5" draw:text-style-name="P6" draw:layer="layout" svg:width="1.043cm" svg:height="0.97cm" svg:x="2.54cm" svg:y="2.712cm">
          <draw:text-box>
            <text:p text:style-name="P2"><text:span text:style-name="T2">📒</text:span></text:p>
          </draw:text-box>
        </draw:frame>
        <draw:frame draw:style-name="gr6" draw:text-style-name="P7" draw:layer="layout" svg:width="14.137cm" svg:height="1.017cm" svg:x="2.54cm" svg:y="3.891cm">
          <draw:text-box>
            <text:p text:style-name="P2"><text:span text:style-name="T3">Exercícios - Curso Fundamentos de </text:span></text:p>
          </draw:text-box>
        </draw:frame>
        <draw:path draw:style-name="gr7" draw:text-style-name="P8" draw:layer="layout" svg:width="0.09cm" svg:height="0.09cm" svg:x="2.72cm" svg:y="6.346cm" svg:viewBox="0 0 91 91" svg:d="M91 45c0 6-1 12-3 17-3 6-6 10-10 15-4 4-9 7-15 9-5 4-11 5-17 5s-12-1-17-5c-7-2-12-5-16-9-4-5-7-9-10-15-2-5-3-11-3-17s1-12 3-17c3-6 6-11 10-15s9-8 16-10c5-2 11-3 17-3s12 1 17 3c6 2 11 6 15 10s7 9 10 15c2 5 3 11 3 17z">
          <text:p/>
        </draw:path>
        <draw:frame draw:style-name="gr6" draw:text-style-name="P7" draw:layer="layout" svg:width="5.226cm" svg:height="1.017cm" svg:x="2.54cm" svg:y="4.757cm">
          <draw:text-box>
            <text:p text:style-name="P2"><text:span text:style-name="T3">Programação</text:span></text:p>
          </draw:text-box>
        </draw:frame>
        <draw:frame draw:style-name="gr8" draw:text-style-name="P9" draw:layer="layout" svg:width="14.929cm" svg:height="0.336cm" svg:x="3.059cm" svg:y="6.205cm">
          <draw:text-box>
            <text:p text:style-name="P2"><text:span text:style-name="T4">Crie uma função que retorna a </text:span><text:span text:style-name="T5">string </text:span><text:span text:style-name="T4">"Olá, " concatenada com um argumento </text:span><text:span text:style-name="T5">text </text:span><text:span text:style-name="T4">(a ser passado para a </text:span></text:p>
          </draw:text-box>
        </draw:frame>
        <draw:frame draw:style-name="gr8" draw:text-style-name="P9" draw:layer="layout" svg:width="7.008cm" svg:height="0.336cm" svg:x="3.059cm" svg:y="6.638cm">
          <draw:text-box>
            <text:p text:style-name="P2"><text:span text:style-name="T4">função) e com ponto de exclamação "!" no final.</text:span></text:p>
          </draw:text-box>
        </draw:frame>
        <draw:frame draw:style-name="gr8" draw:text-style-name="P9" draw:layer="layout" svg:width="1.59cm" svg:height="0.336cm" svg:x="3.059cm" svg:y="7.215cm">
          <draw:text-box>
            <text:p text:style-name="P2"><text:span text:style-name="T4">Exemplos: </text:span></text:p>
          </draw:text-box>
        </draw:frame>
        <draw:frame draw:style-name="gr9" draw:text-style-name="P10" draw:layer="layout" svg:width="6.521cm" svg:height="0.225cm" svg:x="3.304cm" svg:y="8.237cm">
          <draw:text-box>
            <text:p text:style-name="P2"><text:span text:style-name="T6">cumprimentar("Leonardo") // retornará "Olá, Leonardo!" </text:span></text:p>
          </draw:text-box>
        </draw:frame>
        <draw:path draw:style-name="gr7" draw:text-style-name="P8" draw:layer="layout" svg:width="0.09cm" svg:height="0.09cm" svg:x="2.72cm" svg:y="9.593cm" svg:viewBox="0 0 91 91" svg:d="M91 45c0 6-1 12-3 17-3 6-6 10-10 15-4 4-9 8-15 10-5 3-11 4-17 4s-12-1-17-4c-7-2-12-6-16-10-4-5-7-9-10-15-2-5-3-11-3-17s1-12 3-17c3-6 6-11 10-15s9-8 16-10c5-2 11-3 17-3s12 1 17 3c6 2 11 6 15 10s7 9 10 15c2 5 3 11 3 17z">
          <text:p/>
        </draw:path>
        <draw:frame draw:style-name="gr9" draw:text-style-name="P10" draw:layer="layout" svg:width="5.692cm" svg:height="0.225cm" svg:x="3.304cm" svg:y="8.525cm">
          <draw:text-box>
            <text:p text:style-name="P2"><text:span text:style-name="T6">cumprimentar("Maria") // retornará "Olá, Maria!"</text:span></text:p>
          </draw:text-box>
        </draw:frame>
        <draw:frame draw:style-name="gr8" draw:text-style-name="P9" draw:layer="layout" svg:width="14.514cm" svg:height="0.336cm" svg:x="3.059cm" svg:y="9.452cm">
          <draw:text-box>
            <text:p text:style-name="P2"><text:span text:style-name="T4">Escreva uma função que receba a idade de uma pessoa em anos e retorne a mesma idade em dias.</text:span></text:p>
          </draw:text-box>
        </draw:frame>
        <draw:frame draw:style-name="gr10" draw:text-style-name="P11" draw:layer="layout" svg:width="0.506cm" svg:height="0.484cm" svg:x="3.348cm" svg:y="10.554cm">
          <draw:text-box>
            <text:p text:style-name="P2"><text:span text:style-name="T7">📕</text:span></text:p>
          </draw:text-box>
        </draw:frame>
        <draw:frame draw:style-name="gr8" draw:text-style-name="P9" draw:layer="layout" svg:width="12.931cm" svg:height="0.336cm" svg:x="4.084cm" svg:y="10.534cm">
          <draw:text-box>
            <text:p text:style-name="P2"><text:span text:style-name="T4">Obs: considere que um ano tem 365 dias. Desconsidere anos bissextos (com 366 dias) e </text:span></text:p>
          </draw:text-box>
        </draw:frame>
        <draw:frame draw:style-name="gr8" draw:text-style-name="P9" draw:layer="layout" svg:width="9.544cm" svg:height="0.336cm" svg:x="4.084cm" svg:y="10.967cm">
          <draw:text-box>
            <text:p text:style-name="P2"><text:span text:style-name="T4">desconsidere também dias decorridos desde o último aniversário.</text:span></text:p>
          </draw:text-box>
        </draw:frame>
        <draw:frame draw:style-name="gr8" draw:text-style-name="P9" draw:layer="layout" svg:width="1.496cm" svg:height="0.336cm" svg:x="3.059cm" svg:y="12.049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6.047cm" svg:height="0.225cm" svg:x="3.304cm" svg:y="13.071cm">
          <draw:text-box>
            <text:p text:style-name="P2"><text:span text:style-name="T6">converterIdadeEmAnosParaDias(25) // retornará 9125 </text:span></text:p>
          </draw:text-box>
        </draw:frame>
        <draw:path draw:style-name="gr7" draw:text-style-name="P8" draw:layer="layout" svg:width="0.09cm" svg:height="0.09cm" svg:x="2.72cm" svg:y="14.427cm" svg:viewBox="0 0 91 91" svg:d="M91 46c0 6-1 12-3 17-3 6-6 11-10 15s-9 8-15 10c-5 2-11 3-17 3s-12-1-17-3c-7-2-12-6-16-10s-7-9-10-15c-2-5-3-11-3-17s1-12 3-17c3-6 6-11 10-16 4-4 9-7 16-9 5-3 11-4 17-4s12 1 17 4c6 2 11 5 15 9 4 5 7 10 10 16 2 5 3 11 3 17z">
          <text:p/>
        </draw:path>
        <draw:frame draw:style-name="gr9" draw:text-style-name="P10" draw:layer="layout" svg:width="6.047cm" svg:height="0.225cm" svg:x="3.304cm" svg:y="13.36cm">
          <draw:text-box>
            <text:p text:style-name="P2"><text:span text:style-name="T6">converterIdadeEmAnosParaDias(70) // retornará 25550</text:span></text:p>
          </draw:text-box>
        </draw:frame>
        <draw:frame draw:style-name="gr8" draw:text-style-name="P9" draw:layer="layout" svg:width="14.954cm" svg:height="0.336cm" svg:x="3.059cm" svg:y="14.286cm">
          <draw:text-box>
            <text:p text:style-name="P2"><text:span text:style-name="T4">Desenvolva uma função que recebe dois parâmetros, um é a quantidade de horas trabalhadas por um </text:span></text:p>
          </draw:text-box>
        </draw:frame>
        <draw:frame draw:style-name="gr8" draw:text-style-name="P9" draw:layer="layout" svg:width="16.211cm" svg:height="0.336cm" svg:x="3.059cm" svg:y="14.719cm">
          <draw:text-box>
            <text:p text:style-name="P2"><text:span text:style-name="T4">funcionário num mês, e o quanto ele recebe por hora. O retorno da função deve ser a string "Salário igual a R$ </text:span></text:p>
          </draw:text-box>
        </draw:frame>
        <draw:frame draw:style-name="gr8" draw:text-style-name="P9" draw:layer="layout" svg:width="7.956cm" svg:height="0.336cm" svg:x="3.059cm" svg:y="15.152cm">
          <draw:text-box>
            <text:p text:style-name="P2"><text:span text:style-name="T4">X", em que X é o quanto o funcionário ganhou no mês.</text:span></text:p>
          </draw:text-box>
        </draw:frame>
        <draw:frame draw:style-name="gr8" draw:text-style-name="P9" draw:layer="layout" svg:width="1.683cm" svg:height="0.336cm" svg:x="3.059cm" svg:y="15.729cm">
          <draw:text-box>
            <text:p text:style-name="P2"><text:span text:style-name="T4">Exemplos: <text:s/></text:span></text:p>
          </draw:text-box>
        </draw:frame>
        <draw:path draw:style-name="gr7" draw:text-style-name="P8" draw:layer="layout" svg:width="0.09cm" svg:height="0.091cm" svg:x="2.72cm" svg:y="17.818cm" svg:viewBox="0 0 91 92" svg:d="M91 46c0 6-1 12-3 18-3 5-6 10-10 14-4 5-9 8-15 10-5 2-11 4-17 4s-12-2-17-4c-7-2-12-5-16-10-4-4-7-9-10-14-2-6-3-12-3-18s1-12 3-18c3-5 6-10 10-14 4-5 9-8 16-10 5-2 11-4 17-4s12 2 17 4c6 2 11 5 15 10 4 4 7 9 10 14 2 6 3 12 3 18z">
          <text:p/>
        </draw:path>
        <draw:frame draw:style-name="gr9" draw:text-style-name="P10" draw:layer="layout" svg:width="7.707cm" svg:height="0.225cm" svg:x="3.304cm" svg:y="16.751cm">
          <draw:text-box>
            <text:p text:style-name="P2"><text:span text:style-name="T6">calcularSalario(150, 40.5) // retornará "Salário igual a R$ 6075"</text:span></text:p>
          </draw:text-box>
        </draw:frame>
        <draw:frame draw:style-name="gr8" draw:text-style-name="P9" draw:layer="layout" svg:width="15.64cm" svg:height="0.336cm" svg:x="3.059cm" svg:y="17.677cm">
          <draw:text-box>
            <text:p text:style-name="P2"><text:span text:style-name="T4">Crie uma função que recebe um número (de 1 a 12 e retorne o mês correspondente como uma </text:span><text:span text:style-name="T5">string</text:span><text:span text:style-name="T4">. Por </text:span></text:p>
          </draw:text-box>
        </draw:frame>
        <draw:frame draw:style-name="gr8" draw:text-style-name="P9" draw:layer="layout" svg:width="12.723cm" svg:height="0.336cm" svg:x="3.059cm" svg:y="18.11cm">
          <draw:text-box>
            <text:p text:style-name="P2"><text:span text:style-name="T4">exemplo, se a entrada for 2, a função deverá retornar "fevereiro", pois este é o 2° mês.</text:span></text:p>
          </draw:text-box>
        </draw:frame>
        <draw:frame draw:style-name="gr8" draw:text-style-name="P9" draw:layer="layout" svg:width="1.496cm" svg:height="0.336cm" svg:x="3.059cm" svg:y="18.688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4.269cm" svg:height="0.225cm" svg:x="3.304cm" svg:y="19.691cm">
          <draw:text-box>
            <text:p text:style-name="P2"><text:span text:style-name="T6">nomeDoMes(1) // retornará "janeiro" </text:span></text:p>
          </draw:text-box>
        </draw:frame>
        <draw:path draw:style-name="gr7" draw:text-style-name="P8" draw:layer="layout" svg:width="0.09cm" svg:height="0.091cm" svg:x="2.72cm" svg:y="21.047cm" svg:viewBox="0 0 91 92" svg:d="M91 45c0 6-1 12-3 19-3 5-6 10-10 14-4 5-9 8-15 10-5 2-11 4-17 4s-12-2-17-4c-7-2-12-5-16-10-4-4-7-9-10-14-2-7-3-13-3-19s1-11 3-17c3-5 6-10 10-14 4-5 9-8 16-10 5-2 11-4 17-4s12 2 17 4c6 2 11 5 15 10 4 4 7 9 10 14 2 6 3 11 3 17z">
          <text:p/>
        </draw:path>
        <draw:frame draw:style-name="gr9" draw:text-style-name="P10" draw:layer="layout" svg:width="3.914cm" svg:height="0.225cm" svg:x="3.304cm" svg:y="19.98cm">
          <draw:text-box>
            <text:p text:style-name="P2"><text:span text:style-name="T6">nomeDoMes(4) // retornará "abril"</text:span></text:p>
          </draw:text-box>
        </draw:frame>
        <draw:frame draw:style-name="gr8" draw:text-style-name="P9" draw:layer="layout" svg:width="13.976cm" svg:height="0.336cm" svg:x="3.059cm" svg:y="20.906cm">
          <draw:text-box>
            <text:p text:style-name="P2"><text:span text:style-name="T4">Crie uma função que receba dois números e retorne se o primeiro é maior ou igual ao segundo. </text:span></text:p>
          </draw:text-box>
        </draw:frame>
        <draw:frame draw:style-name="gr8" draw:text-style-name="P9" draw:layer="layout" svg:width="1.496cm" svg:height="0.336cm" svg:x="3.059cm" svg:y="21.484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4.388cm" svg:height="0.225cm" svg:x="3.304cm" svg:y="22.505cm">
          <draw:text-box>
            <text:p text:style-name="P2"><text:span text:style-name="T6">maiorOuIgual(0, 0) // retornará true </text:span></text:p>
          </draw:text-box>
        </draw:frame>
        <draw:frame draw:style-name="gr9" draw:text-style-name="P10" draw:layer="layout" svg:width="4.743cm" svg:height="0.225cm" svg:x="3.304cm" svg:y="22.794cm">
          <draw:text-box>
            <text:p text:style-name="P2"><text:span text:style-name="T6">maiorOuIgual(0, "0") // retornará false </text:span></text:p>
          </draw:text-box>
        </draw:frame>
        <draw:path draw:style-name="gr7" draw:text-style-name="P8" draw:layer="layout" svg:width="0.09cm" svg:height="0.09cm" svg:x="2.72cm" svg:y="24.15cm" svg:viewBox="0 0 91 91" svg:d="M91 46c0 6-1 12-3 17-3 6-6 11-10 15s-9 8-15 10c-5 2-11 3-17 3s-12-1-17-3c-7-2-12-6-16-10s-7-9-10-15c-2-5-3-11-3-17s1-12 3-17c3-6 6-11 10-16 4-4 9-7 16-10 5-2 11-3 17-3s12 1 17 3c6 3 11 6 15 10 4 5 7 10 10 16 2 5 3 11 3 17z">
          <text:p/>
        </draw:path>
        <draw:frame draw:style-name="gr9" draw:text-style-name="P10" draw:layer="layout" svg:width="4.269cm" svg:height="0.225cm" svg:x="3.304cm" svg:y="23.083cm">
          <draw:text-box>
            <text:p text:style-name="P2"><text:span text:style-name="T6">maiorOuIgual(5, 1) // retornará true</text:span></text:p>
          </draw:text-box>
        </draw:frame>
        <draw:frame draw:style-name="gr8" draw:text-style-name="P9" draw:layer="layout" svg:width="15.61cm" svg:height="0.336cm" svg:x="3.059cm" svg:y="24.009cm">
          <draw:text-box>
            <text:p text:style-name="P2"><text:span text:style-name="T4">Escreva uma função que receba um valor booleano ou numérico. Se o parâmetro fornecido for booleano, o </text:span></text:p>
          </draw:text-box>
        </draw:frame>
        <draw:frame draw:style-name="gr8" draw:text-style-name="P9" draw:layer="layout" svg:width="15.894cm" svg:height="0.336cm" svg:x="3.059cm" svg:y="24.442cm">
          <draw:text-box>
            <text:p text:style-name="P2"><text:span text:style-name="T4">retorno da função deverá ser o inverso. Por exemplo, se a entrada for </text:span><text:span text:style-name="T5">false</text:span><text:span text:style-name="T4">, retornará </text:span><text:span text:style-name="T5">true</text:span><text:span text:style-name="T4">. Se o parâmetro for </text:span></text:p>
          </draw:text-box>
        </draw:frame>
        <draw:frame draw:style-name="gr8" draw:text-style-name="P9" draw:layer="layout" svg:width="16.36cm" svg:height="0.336cm" svg:x="3.059cm" svg:y="24.875cm">
          <draw:text-box>
            <text:p text:style-name="P2"><text:span text:style-name="T4">numérico, o retorno será o número inverso. Por exemplo, se for fornecido 1, o retorno será 1. Se o parâmetro </text:span></text:p>
          </draw:text-box>
        </draw:frame>
        <draw:frame draw:style-name="gr8" draw:text-style-name="P9" draw:layer="layout" svg:width="16.207cm" svg:height="0.336cm" svg:x="3.059cm" svg:y="25.308cm">
          <draw:text-box>
            <text:p text:style-name="P2"><text:span text:style-name="T4">de entrada não for de nenhum dos tipo acima, retorne "booleano ou número esperados, mas o parâmetro é do </text:span></text:p>
          </draw:text-box>
        </draw:frame>
        <draw:frame draw:style-name="gr8" draw:text-style-name="P9" draw:layer="layout" svg:width="1.153cm" svg:height="0.336cm" svg:x="3.059cm" svg:y="25.741cm">
          <draw:text-box>
            <text:p text:style-name="P2"><text:span text:style-name="T4">tipo ...".</text:span></text:p>
          </draw:text-box>
        </draw:frame>
        <draw:frame draw:style-name="gr8" draw:text-style-name="P9" draw:layer="layout" svg:width="1.496cm" svg:height="0.336cm" svg:x="3.059cm" svg:y="26.318cm">
          <draw:text-box>
            <text:p text:style-name="P2"><text:span text:style-name="T4">Exemplos: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87cm" svg:height="39.598cm" svg:x="0cm" svg:y="0cm" svg:viewBox="0 0 27988 39599" draw:points="0,0 27988,0 27988,39599 0,39599">
          <text:p/>
        </draw:polygon>
        <draw:frame draw:style-name="gr2" draw:text-style-name="P3" draw:layer="layout" svg:width="8.655cm" svg:height="0.412cm" svg:x="1.271cm" svg:y="28.154cm">
          <draw:text-box>
            <text:p text:style-name="P2"><text:span text:style-name="T1">Exercícios - Curso Fundamentos de Programação</text:span></text:p>
          </draw:text-box>
        </draw:frame>
        <draw:polygon draw:style-name="gr1" draw:text-style-name="P1" draw:layer="layout" svg:width="15.911cm" svg:height="134.155cm" svg:x="2.539cm" svg:y="-22.084cm" svg:viewBox="0 0 15912 134156" draw:points="0,0 15912,0 15912,134156 0,134156">
          <text:p/>
        </draw:polygon>
        <draw:path draw:style-name="gr3" draw:text-style-name="P4" draw:layer="layout" svg:width="15.387cm" svg:height="1.894cm" svg:x="3.063cm" svg:y="2.54cm" svg:viewBox="0 0 15388 1895" svg:d="M0 1840v-1786c0-8 1-14 4-21 2-7 6-13 11-18 6-5 11-9 18-11 7-3 14-4 21-4h15280c7 0 14 1 20 4 7 2 13 6 18 11s9 11 12 18c2 7 4 13 4 21v1786c0 8-2 15-4 21-3 7-7 13-12 18s-11 9-18 11c-6 3-13 5-20 5h-15280c-7 0-14-2-21-5-7-2-12-6-18-11-5-5-9-11-11-18-3-6-4-13-4-21z">
          <text:p/>
        </draw:path>
        <draw:path draw:style-name="gr3" draw:text-style-name="P4" draw:layer="layout" svg:width="15.387cm" svg:height="1.894cm" svg:x="3.063cm" svg:y="7.663cm" svg:viewBox="0 0 15388 1895" svg:d="M0 1841v-1787c0-8 1-14 4-21 2-7 6-13 11-18 6-5 11-9 18-11 7-3 14-4 21-4h15280c7 0 14 1 20 4 7 2 13 6 18 11s9 11 12 18c2 7 4 13 4 21v1787c0 7-2 14-4 20-3 7-7 13-12 18s-11 9-18 11c-6 3-13 5-20 5h-15280c-7 0-14-2-21-5-7-2-12-6-18-11-5-5-9-11-11-18-3-6-4-13-4-20z">
          <text:p/>
        </draw:path>
        <draw:path draw:style-name="gr3" draw:text-style-name="P4" draw:layer="layout" svg:width="15.387cm" svg:height="1.317cm" svg:x="3.063cm" svg:y="11.487cm" svg:viewBox="0 0 15388 1318" svg:d="M0 1263v-1209c0-7 1-14 4-21 2-6 6-12 11-17 6-5 11-9 18-12s14-4 21-4h15280c7 0 14 1 20 4 7 3 13 7 18 12s9 11 12 17c2 7 4 14 4 21v1209c0 8-2 15-4 21-3 7-7 13-12 18s-11 9-18 11c-6 3-13 5-20 5h-15280c-7 0-14-2-21-5-7-2-12-6-18-11-5-5-9-11-11-18-3-6-4-13-4-21z">
          <text:p/>
        </draw:path>
        <draw:path draw:style-name="gr3" draw:text-style-name="P4" draw:layer="layout" svg:width="15.387cm" svg:height="1.317cm" svg:x="3.063cm" svg:y="14.734cm" svg:viewBox="0 0 15388 1318" svg:d="M0 1263v-1209c0-7 1-14 4-21 2-6 6-12 11-17 6-5 11-9 18-12s14-4 21-4h15280c7 0 14 1 20 4 7 3 13 7 18 12s9 11 12 17c2 7 4 14 4 21v1209c0 8-2 15-4 21-3 7-7 13-12 18s-11 9-18 11c-6 3-13 5-20 5h-15280c-7 0-14-2-21-5-7-2-12-6-18-11-5-5-9-11-11-18-3-6-4-13-4-21z">
          <text:p/>
        </draw:path>
        <draw:path draw:style-name="gr3" draw:text-style-name="P4" draw:layer="layout" svg:width="15.387cm" svg:height="1.317cm" svg:x="3.063cm" svg:y="17.981cm" svg:viewBox="0 0 15388 1318" svg:d="M0 1263v-1209c0-7 1-14 4-21 2-6 6-12 11-17 6-5 11-9 18-12s14-4 21-4h15280c7 0 14 1 20 4 7 3 13 7 18 12s9 11 12 17c2 7 4 14 4 21v1209c0 8-2 15-4 21-3 7-7 13-12 18s-11 9-18 11c-6 3-13 5-20 5h-15280c-7 0-14-2-21-5-7-2-12-6-18-11-5-5-9-11-11-18-3-6-4-13-4-21z">
          <text:p/>
        </draw:path>
        <draw:path draw:style-name="gr3" draw:text-style-name="P4" draw:layer="layout" svg:width="15.387cm" svg:height="1.317cm" svg:x="3.063cm" svg:y="21.228cm" svg:viewBox="0 0 15388 1318" svg:d="M0 1263v-1209c0-7 1-14 4-21 2-6 6-12 11-17 6-5 11-9 18-12s14-4 21-4h15280c7 0 14 1 20 4 7 3 13 7 18 12s9 11 12 17c2 7 4 14 4 21v1209c0 8-2 15-4 21-3 7-7 13-12 18s-11 9-18 11c-6 3-13 5-20 5h-15280c-7 0-14-2-21-5-7-2-12-6-18-11-5-5-9-11-11-18-3-6-4-13-4-21z">
          <text:p/>
        </draw:path>
        <draw:frame draw:style-name="gr2" draw:text-style-name="P3" draw:layer="layout" svg:width="0.352cm" svg:height="0.412cm" svg:x="19.517cm" svg:y="28.154cm">
          <draw:text-box>
            <text:p text:style-name="P2"><text:span text:style-name="T1">2</text:span></text:p>
          </draw:text-box>
        </draw:frame>
        <draw:frame draw:style-name="gr9" draw:text-style-name="P10" draw:layer="layout" svg:width="3.914cm" svg:height="0.225cm" svg:x="3.304cm" svg:y="2.933cm">
          <draw:text-box>
            <text:p text:style-name="P2"><text:span text:style-name="T6">inverso(true) // retornará false </text:span></text:p>
          </draw:text-box>
        </draw:frame>
        <draw:frame draw:style-name="gr9" draw:text-style-name="P10" draw:layer="layout" svg:width="10.789cm" svg:height="0.225cm" svg:x="3.304cm" svg:y="3.222cm">
          <draw:text-box>
            <text:p text:style-name="P2"><text:span text:style-name="T6">inverso("6") // retornará "booleano ou número esperados, mas o parâmetro é do tipo string" </text:span></text:p>
          </draw:text-box>
        </draw:frame>
        <draw:frame draw:style-name="gr9" draw:text-style-name="P10" draw:layer="layout" svg:width="3.914cm" svg:height="0.225cm" svg:x="3.304cm" svg:y="3.51cm">
          <draw:text-box>
            <text:p text:style-name="P2"><text:span text:style-name="T6">inverso(-2000) // retornará 2000 </text:span></text:p>
          </draw:text-box>
        </draw:frame>
        <draw:path draw:style-name="gr7" draw:text-style-name="P8" draw:layer="layout" svg:width="0.09cm" svg:height="0.09cm" svg:x="2.72cm" svg:y="4.867cm" svg:viewBox="0 0 91 91" svg:d="M91 46c0 6-1 11-3 17-3 5-6 10-10 14-4 5-9 8-15 10-5 3-11 4-17 4s-12-1-17-4c-7-2-12-5-16-10-4-4-7-9-10-14-2-6-3-11-3-17s1-13 3-19c3-5 6-10 10-14 4-5 9-8 16-10 5-2 11-3 17-3s12 1 17 3c6 2 11 5 15 10 4 4 7 9 10 14 2 6 3 13 3 19z">
          <text:p/>
        </draw:path>
        <draw:frame draw:style-name="gr9" draw:text-style-name="P10" draw:layer="layout" svg:width="11.855cm" svg:height="0.225cm" svg:x="3.304cm" svg:y="3.799cm">
          <draw:text-box>
            <text:p text:style-name="P2"><text:span text:style-name="T6">inverso("programação") // retornará "booleano ou números esperado, mas o parâmetro é do tipo string"</text:span></text:p>
          </draw:text-box>
        </draw:frame>
        <draw:frame draw:style-name="gr8" draw:text-style-name="P9" draw:layer="layout" svg:width="15.432cm" svg:height="0.336cm" svg:x="3.059cm" svg:y="4.725cm">
          <draw:text-box>
            <text:p text:style-name="P2"><text:span text:style-name="T4">Crie uma função que receba quatro números como parâmetro (</text:span><text:span text:style-name="T5">numero, minimo</text:span><text:span text:style-name="T4">, </text:span><text:span text:style-name="T5">maximo, inclusivo</text:span><text:span text:style-name="T4">) e retorne se </text:span></text:p>
          </draw:text-box>
        </draw:frame>
        <draw:frame draw:style-name="gr8" draw:text-style-name="P9" draw:layer="layout" svg:width="14.684cm" svg:height="0.336cm" svg:x="3.059cm" svg:y="5.158cm">
          <draw:text-box>
            <text:p text:style-name="P2"><text:span text:style-name="T4">o parâmetro </text:span><text:span text:style-name="T5">numero </text:span><text:span text:style-name="T4">(o primeiro)</text:span><text:span text:style-name="T5"> </text:span><text:span text:style-name="T4">está entre </text:span><text:span text:style-name="T5">minimo </text:span><text:span text:style-name="T4">e </text:span><text:span text:style-name="T5">maximo. Q</text:span><text:span text:style-name="T4">uando o parâmetro </text:span><text:span text:style-name="T5">inclusivo </text:span><text:span text:style-name="T4">for </text:span><text:span text:style-name="T5">true, </text:span><text:span text:style-name="T4">tenha </text:span></text:p>
          </draw:text-box>
        </draw:frame>
        <draw:frame draw:style-name="gr8" draw:text-style-name="P9" draw:layer="layout" svg:width="14.726cm" svg:height="0.336cm" svg:x="3.059cm" svg:y="5.591cm">
          <draw:text-box>
            <text:p text:style-name="P2"><text:span text:style-name="T4">"entre" como inlusivo, ou seja, considerando se </text:span><text:span text:style-name="T5">numero</text:span><text:span text:style-name="T4"> é igual a </text:span><text:span text:style-name="T5">minimo </text:span><text:span text:style-name="T4">ou a </text:span><text:span text:style-name="T5">maximo</text:span><text:span text:style-name="T4">. Caso o parâmetro </text:span></text:p>
          </draw:text-box>
        </draw:frame>
        <draw:frame draw:style-name="gr8" draw:text-style-name="P9" draw:layer="layout" svg:width="14.476cm" svg:height="0.336cm" svg:x="3.059cm" svg:y="6.024cm">
          <draw:text-box>
            <text:p text:style-name="P2"><text:span text:style-name="T5">inclusivo</text:span><text:span text:style-name="T4"> não seja informado, seu valor padrão deverá ser </text:span><text:span text:style-name="T5">false, </text:span><text:span text:style-name="T4">portanto, a lógica será exclusiva, não </text:span></text:p>
          </draw:text-box>
        </draw:frame>
        <draw:frame draw:style-name="gr8" draw:text-style-name="P9" draw:layer="layout" svg:width="7.427cm" svg:height="0.336cm" svg:x="3.059cm" svg:y="6.457cm">
          <draw:text-box>
            <text:p text:style-name="P2"><text:span text:style-name="T4">considerando se </text:span><text:span text:style-name="T5">numero</text:span><text:span text:style-name="T4"> é igual a </text:span><text:span text:style-name="T5">minimo </text:span><text:span text:style-name="T4">ou a </text:span><text:span text:style-name="T5">maximo</text:span><text:span text:style-name="T4">.</text:span></text:p>
          </draw:text-box>
        </draw:frame>
        <draw:frame draw:style-name="gr8" draw:text-style-name="P9" draw:layer="layout" svg:width="1.496cm" svg:height="0.336cm" svg:x="3.059cm" svg:y="7.034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4.862cm" svg:height="0.225cm" svg:x="3.304cm" svg:y="8.056cm">
          <draw:text-box>
            <text:p text:style-name="P2"><text:span text:style-name="T6">estaEntre(10, 100, 50) // retornará true </text:span></text:p>
          </draw:text-box>
        </draw:frame>
        <draw:frame draw:style-name="gr9" draw:text-style-name="P10" draw:layer="layout" svg:width="5.099cm" svg:height="0.225cm" svg:x="3.304cm" svg:y="8.345cm">
          <draw:text-box>
            <text:p text:style-name="P2"><text:span text:style-name="T6">estaEntre(16, 100, 160) // retornará false </text:span></text:p>
          </draw:text-box>
        </draw:frame>
        <draw:frame draw:style-name="gr9" draw:text-style-name="P10" draw:layer="layout" svg:width="4.743cm" svg:height="0.225cm" svg:x="3.304cm" svg:y="8.633cm">
          <draw:text-box>
            <text:p text:style-name="P2"><text:span text:style-name="T6">estaEntre(3, 150, 3) // retornará false </text:span></text:p>
          </draw:text-box>
        </draw:frame>
        <draw:path draw:style-name="gr7" draw:text-style-name="P8" draw:layer="layout" svg:width="0.09cm" svg:height="0.09cm" svg:x="2.72cm" svg:y="9.99cm" svg:viewBox="0 0 91 91" svg:d="M91 46c0 6-1 11-3 17-3 5-6 10-10 15-4 4-9 7-15 9-5 3-11 4-17 4s-12-1-17-4c-7-2-12-5-16-9-4-5-7-10-10-15-2-6-3-11-3-17 0-7 1-13 3-19 3-5 6-10 10-14s9-8 16-10c5-2 11-3 17-3s12 1 17 3c6 2 11 6 15 10s7 9 10 14c2 6 3 12 3 19z">
          <text:p/>
        </draw:path>
        <draw:frame draw:style-name="gr9" draw:text-style-name="P10" draw:layer="layout" svg:width="5.217cm" svg:height="0.225cm" svg:x="3.304cm" svg:y="8.922cm">
          <draw:text-box>
            <text:p text:style-name="P2"><text:span text:style-name="T6">estaEntre(3, 150, 3, true) // retornará true</text:span></text:p>
          </draw:text-box>
        </draw:frame>
        <draw:frame draw:style-name="gr8" draw:text-style-name="P9" draw:layer="layout" svg:width="16.114cm" svg:height="0.336cm" svg:x="3.059cm" svg:y="9.848cm">
          <draw:text-box>
            <text:p text:style-name="P2"><text:span text:style-name="T4">Desenvolva uma função que recebe dois números inteiros não negativos (maiores ou iguais a zero) e realize a </text:span></text:p>
          </draw:text-box>
        </draw:frame>
        <draw:frame draw:style-name="gr8" draw:text-style-name="P9" draw:layer="layout" svg:width="9.747cm" svg:height="0.336cm" svg:x="3.059cm" svg:y="10.281cm">
          <draw:text-box>
            <text:p text:style-name="P2"><text:span text:style-name="T4">multiplicação deles. Porém, não utilize o operador de mutiplicação.</text:span></text:p>
          </draw:text-box>
        </draw:frame>
        <draw:frame draw:style-name="gr8" draw:text-style-name="P9" draw:layer="layout" svg:width="1.348cm" svg:height="0.336cm" svg:x="3.059cm" svg:y="10.859cm">
          <draw:text-box>
            <text:p text:style-name="P2"><text:span text:style-name="T4">Exemplo:</text:span></text:p>
          </draw:text-box>
        </draw:frame>
        <draw:frame draw:style-name="gr9" draw:text-style-name="P10" draw:layer="layout" svg:width="4.032cm" svg:height="0.225cm" svg:x="3.304cm" svg:y="11.88cm">
          <draw:text-box>
            <text:p text:style-name="P2"><text:span text:style-name="T6">multiplicar(5, 5) // retornará 25 </text:span></text:p>
          </draw:text-box>
        </draw:frame>
        <draw:path draw:style-name="gr7" draw:text-style-name="P8" draw:layer="layout" svg:width="0.09cm" svg:height="0.09cm" svg:x="2.72cm" svg:y="13.237cm" svg:viewBox="0 0 91 91" svg:d="M91 46c0 6-1 11-3 17-3 5-6 10-10 15-4 4-9 7-15 9-5 3-11 4-17 4s-12-1-17-4c-7-2-12-5-16-9-4-5-7-10-10-15-2-6-3-11-3-17s1-13 3-19c3-5 6-10 10-14s9-8 16-10c5-2 11-3 17-3s12 1 17 3c6 2 11 6 15 10s7 9 10 14c2 6 3 13 3 19z">
          <text:p/>
        </draw:path>
        <draw:frame draw:style-name="gr9" draw:text-style-name="P10" draw:layer="layout" svg:width="3.795cm" svg:height="0.225cm" svg:x="3.304cm" svg:y="12.169cm">
          <draw:text-box>
            <text:p text:style-name="P2"><text:span text:style-name="T6">multiplicar(0, 7) // retornará 0</text:span></text:p>
          </draw:text-box>
        </draw:frame>
        <draw:frame draw:style-name="gr8" draw:text-style-name="P9" draw:layer="layout" svg:width="15.974cm" svg:height="0.336cm" svg:x="3.059cm" svg:y="13.095cm">
          <draw:text-box>
            <text:p text:style-name="P2"><text:span text:style-name="T4">Escreva uma função que receba dois parâmetros. O primeiro parâmetro é o elemento que repetirá, enquanto </text:span></text:p>
          </draw:text-box>
        </draw:frame>
        <draw:frame draw:style-name="gr8" draw:text-style-name="P9" draw:layer="layout" svg:width="12.757cm" svg:height="0.336cm" svg:x="3.059cm" svg:y="13.528cm">
          <draw:text-box>
            <text:p text:style-name="P2"><text:span text:style-name="T4">que o segundo será o número de vezes que haverá repetição. Um array será retornado.</text:span></text:p>
          </draw:text-box>
        </draw:frame>
        <draw:frame draw:style-name="gr8" draw:text-style-name="P9" draw:layer="layout" svg:width="1.496cm" svg:height="0.336cm" svg:x="3.059cm" svg:y="14.106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6.521cm" svg:height="0.225cm" svg:x="3.304cm" svg:y="15.127cm">
          <draw:text-box>
            <text:p text:style-name="P2"><text:span text:style-name="T6">repetir("código", 2) // retornará ["código", "código"] </text:span></text:p>
          </draw:text-box>
        </draw:frame>
        <draw:path draw:style-name="gr7" draw:text-style-name="P8" draw:layer="layout" svg:width="0.09cm" svg:height="0.09cm" svg:x="2.72cm" svg:y="16.484cm" svg:viewBox="0 0 91 91" svg:d="M91 46c0 6-1 11-3 17-3 5-6 10-10 15-4 4-9 7-15 9-5 3-11 4-17 4s-12-1-17-4c-7-2-12-5-16-9-4-5-7-10-10-15-2-6-3-11-3-17s1-12 3-19c3-5 6-10 10-14s9-8 16-10c5-2 11-3 17-3s12 1 17 3c6 2 11 6 15 10s7 9 10 14c2 7 3 13 3 19z">
          <text:p/>
        </draw:path>
        <draw:frame draw:style-name="gr9" draw:text-style-name="P10" draw:layer="layout" svg:width="4.269cm" svg:height="0.225cm" svg:x="3.304cm" svg:y="15.416cm">
          <draw:text-box>
            <text:p text:style-name="P2"><text:span text:style-name="T6">repetir(7, 3) // retornará [7, 7, 7]</text:span></text:p>
          </draw:text-box>
        </draw:frame>
        <draw:frame draw:style-name="gr8" draw:text-style-name="P9" draw:layer="layout" svg:width="15.403cm" svg:height="0.336cm" svg:x="3.059cm" svg:y="16.342cm">
          <draw:text-box>
            <text:p text:style-name="P2"><text:span text:style-name="T4">Elabore uma função que recebe um número como parâmetro e retorne uma string com o símbolo "+" <text:s/>na </text:span></text:p>
          </draw:text-box>
        </draw:frame>
        <draw:frame draw:style-name="gr8" draw:text-style-name="P9" draw:layer="layout" svg:width="5.696cm" svg:height="0.336cm" svg:x="3.059cm" svg:y="16.775cm">
          <draw:text-box>
            <text:p text:style-name="P2"><text:span text:style-name="T4">quantidade especificada no parâmetro.</text:span></text:p>
          </draw:text-box>
        </draw:frame>
        <draw:frame draw:style-name="gr8" draw:text-style-name="P9" draw:layer="layout" svg:width="1.496cm" svg:height="0.336cm" svg:x="3.059cm" svg:y="17.353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3.914cm" svg:height="0.225cm" svg:x="3.304cm" svg:y="18.374cm">
          <draw:text-box>
            <text:p text:style-name="P2"><text:span text:style-name="T6">simboloMais(2) // retornará "++" </text:span></text:p>
          </draw:text-box>
        </draw:frame>
        <draw:path draw:style-name="gr7" draw:text-style-name="P8" draw:layer="layout" svg:width="0.09cm" svg:height="0.09cm" svg:x="2.72cm" svg:y="19.731cm" svg:viewBox="0 0 91 91" svg:d="M91 46c0 6-1 11-3 17-3 5-6 10-10 15-4 4-9 7-15 9-5 3-11 4-17 4s-12-1-17-4c-7-2-12-5-16-9-4-5-7-10-10-15-2-6-3-11-3-17s1-12 3-18c3-6 6-11 10-15s9-8 16-10c5-2 11-3 17-3s12 1 17 3c6 2 11 6 15 10s7 9 10 15c2 6 3 12 3 18z">
          <text:p/>
        </draw:path>
        <draw:frame draw:style-name="gr9" draw:text-style-name="P10" draw:layer="layout" svg:width="4.032cm" svg:height="0.225cm" svg:x="3.304cm" svg:y="18.663cm">
          <draw:text-box>
            <text:p text:style-name="P2"><text:span text:style-name="T6">simboloMais(4) // retornará "++++"</text:span></text:p>
          </draw:text-box>
        </draw:frame>
        <draw:frame draw:style-name="gr8" draw:text-style-name="P9" draw:layer="layout" svg:width="15.673cm" svg:height="0.336cm" svg:x="3.059cm" svg:y="19.589cm">
          <draw:text-box>
            <text:p text:style-name="P2"><text:span text:style-name="T4">Crie uma função que receba uma </text:span><text:span text:style-name="T5">array </text:span><text:span text:style-name="T4">e retorne o primeiro e o último elemento desse array como um novo </text:span></text:p>
          </draw:text-box>
        </draw:frame>
        <draw:frame draw:style-name="gr8" draw:text-style-name="P9" draw:layer="layout" svg:width="0.734cm" svg:height="0.336cm" svg:x="3.059cm" svg:y="20.022cm">
          <draw:text-box>
            <text:p text:style-name="P2"><text:span text:style-name="T5">array</text:span><text:span text:style-name="T4">:</text:span></text:p>
          </draw:text-box>
        </draw:frame>
        <draw:frame draw:style-name="gr8" draw:text-style-name="P9" draw:layer="layout" svg:width="1.496cm" svg:height="0.336cm" svg:x="3.059cm" svg:y="20.6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8.181cm" svg:height="0.225cm" svg:x="3.304cm" svg:y="21.621cm">
          <draw:text-box>
            <text:p text:style-name="P2"><text:span text:style-name="T6">receberPrimeiroEUltimoElemento([7,14,"olá"]) // retornará [7, "olá"] </text:span></text:p>
          </draw:text-box>
        </draw:frame>
        <draw:path draw:style-name="gr7" draw:text-style-name="P8" draw:layer="layout" svg:width="0.09cm" svg:height="0.09cm" svg:x="2.72cm" svg:y="22.978cm" svg:viewBox="0 0 91 91" svg:d="M91 46c0 6-1 11-3 17-3 5-6 10-10 15-4 4-9 7-15 9-5 3-11 4-17 4s-12-1-17-4c-7-2-12-5-16-9-4-5-7-10-10-15-2-6-3-11-3-17s1-12 3-18c3-5 6-10 10-15 4-4 9-8 16-10 5-2 11-3 17-3s12 1 17 3c6 2 11 6 15 10 4 5 7 10 10 15 2 6 3 12 3 18z">
          <text:p/>
        </draw:path>
        <draw:frame draw:style-name="gr9" draw:text-style-name="P10" draw:layer="layout" svg:width="9.485cm" svg:height="0.225cm" svg:x="3.304cm" svg:y="21.91cm">
          <draw:text-box>
            <text:p text:style-name="P2"><text:span text:style-name="T6">receberPrimeiroEUltimoElemento([-100, "aplicativo", 16]) // retornará [-100, 16]</text:span></text:p>
          </draw:text-box>
        </draw:frame>
        <draw:frame draw:style-name="gr8" draw:text-style-name="P9" draw:layer="layout" svg:width="16.068cm" svg:height="0.336cm" svg:x="3.059cm" svg:y="22.836cm">
          <draw:text-box>
            <text:p text:style-name="P2"><text:span text:style-name="T4">Quando temos um objeto e manipulamos seus atributos, adicionando, atualizando ou removendo-os, estamos </text:span></text:p>
          </draw:text-box>
        </draw:frame>
        <draw:frame draw:style-name="gr8" draw:text-style-name="P9" draw:layer="layout" svg:width="16.25cm" svg:height="0.336cm" svg:x="3.059cm" svg:y="23.269cm">
          <draw:text-box>
            <text:p text:style-name="P2"><text:span text:style-name="T4">apenas modificando-o, mas, em essência, o objeto continua o mesmo, ou seja a sua referência de memória é a </text:span></text:p>
          </draw:text-box>
        </draw:frame>
        <draw:frame draw:style-name="gr8" draw:text-style-name="P9" draw:layer="layout" svg:width="1.158cm" svg:height="0.336cm" svg:x="3.059cm" svg:y="23.702cm">
          <draw:text-box>
            <text:p text:style-name="P2"><text:span text:style-name="T4">mesma.</text:span></text:p>
          </draw:text-box>
        </draw:frame>
        <draw:frame draw:style-name="gr8" draw:text-style-name="P9" draw:layer="layout" svg:width="15.297cm" svg:height="0.336cm" svg:x="3.059cm" svg:y="24.28cm">
          <draw:text-box>
            <text:p text:style-name="P2"><text:span text:style-name="T4">Num projeto que você está trabalhando, você foi designado a refatorar diversas funções para que façam </text:span></text:p>
          </draw:text-box>
        </draw:frame>
        <draw:frame draw:style-name="gr8" draw:text-style-name="P9" draw:layer="layout" svg:width="15.056cm" svg:height="0.336cm" svg:x="3.059cm" svg:y="24.713cm">
          <draw:text-box>
            <text:p text:style-name="P2"><text:span text:style-name="T4">cópias de objetos e manipulem os dados dessas cópias, com o intuito de evitar efeitos indesejáveis em </text:span></text:p>
          </draw:text-box>
        </draw:frame>
        <draw:frame draw:style-name="gr8" draw:text-style-name="P9" draw:layer="layout" svg:width="14.535cm" svg:height="0.336cm" svg:x="3.059cm" svg:y="25.145cm">
          <draw:text-box>
            <text:p text:style-name="P2"><text:span text:style-name="T4">algumas situações devido a referências a objetos. Abaixo, está a descrição de uma dessas funções. </text:span></text:p>
          </draw:text-box>
        </draw:frame>
        <draw:frame draw:style-name="gr8" draw:text-style-name="P9" draw:layer="layout" svg:width="15.767cm" svg:height="0.336cm" svg:x="3.059cm" svg:y="25.723cm">
          <draw:text-box>
            <text:p text:style-name="P2"><text:span text:style-name="T4">Você escreverá uma função que recebe um objeto como primeiro parâmetro e, como segundo parâmetro, o </text:span></text:p>
          </draw:text-box>
        </draw:frame>
        <draw:frame draw:style-name="gr8" draw:text-style-name="P9" draw:layer="layout" svg:width="14.666cm" svg:height="0.336cm" svg:x="3.059cm" svg:y="26.156cm">
          <draw:text-box>
            <text:p text:style-name="P2"><text:span text:style-name="T4">nome de uma propriedade contida nesse objeto. Em seguida, retorne uma cópia desse objeto sem a </text:span></text:p>
          </draw:text-box>
        </draw:frame>
        <draw:frame draw:style-name="gr8" draw:text-style-name="P9" draw:layer="layout" svg:width="7.139cm" svg:height="0.336cm" svg:x="3.059cm" svg:y="26.589cm">
          <draw:text-box>
            <text:p text:style-name="P2"><text:span text:style-name="T4">propriedade especificada no segundo parâmetro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87cm" svg:height="39.598cm" svg:x="0cm" svg:y="0cm" svg:viewBox="0 0 27988 39599" draw:points="0,0 27988,0 27988,39599 0,39599">
          <text:p/>
        </draw:polygon>
        <draw:frame draw:style-name="gr2" draw:text-style-name="P3" draw:layer="layout" svg:width="8.655cm" svg:height="0.412cm" svg:x="1.271cm" svg:y="28.154cm">
          <draw:text-box>
            <text:p text:style-name="P2"><text:span text:style-name="T1">Exercícios - Curso Fundamentos de Programação</text:span></text:p>
          </draw:text-box>
        </draw:frame>
        <draw:polygon draw:style-name="gr1" draw:text-style-name="P1" draw:layer="layout" svg:width="15.911cm" svg:height="134.155cm" svg:x="2.539cm" svg:y="-46.707cm" svg:viewBox="0 0 15912 134156" draw:points="0,0 15912,0 15912,134156 0,134156">
          <text:p/>
        </draw:polygon>
        <draw:path draw:style-name="gr3" draw:text-style-name="P4" draw:layer="layout" svg:width="15.387cm" svg:height="2.453cm" svg:x="3.063cm" svg:y="3.225cm" svg:viewBox="0 0 15388 2454" svg:d="M0 2400v-2346c0-7 1-14 4-21 2-6 6-12 11-17 6-5 11-9 18-12s14-4 21-4h15280c7 0 14 1 20 4 7 3 13 7 18 12s9 11 12 17c2 7 4 14 4 21v2346c0 7-2 14-4 21-3 6-7 12-12 17s-11 9-18 12c-6 3-13 4-20 4h-15280c-7 0-14-1-21-4s-12-7-18-12c-5-5-9-11-11-17-3-7-4-14-4-21z">
          <text:p/>
        </draw:path>
        <draw:path draw:style-name="gr4" draw:text-style-name="P5" draw:layer="layout" svg:width="15.387cm" svg:height="2.309cm" svg:x="3.063cm" svg:y="6.039cm" svg:viewBox="0 0 15388 2310" svg:d="M0 2256v-2202c0-7 1-14 4-21 2-6 6-12 11-17 6-5 11-9 18-12s14-4 21-4h15280c7 0 14 1 20 4 7 3 13 7 18 12s9 11 12 17c2 7 4 14 4 21v2202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317cm" svg:x="3.063cm" svg:y="10.404cm" svg:viewBox="0 0 15388 1318" svg:d="M0 1264v-1209c0-8 1-15 4-21 2-7 6-13 11-18 6-5 11-9 18-11 7-3 14-5 21-5h15280c7 0 14 2 20 5 7 2 13 6 18 11s9 11 12 18c2 6 4 13 4 21v1209c0 7-2 14-4 21-3 6-7 12-12 17-5 6-11 9-18 12-6 3-13 4-20 4h-15280c-7 0-14-1-21-4s-12-6-18-12c-5-5-9-11-11-17-3-7-4-14-4-21z">
          <text:p/>
        </draw:path>
        <draw:path draw:style-name="gr3" draw:text-style-name="P4" draw:layer="layout" svg:width="15.387cm" svg:height="3.338cm" svg:x="3.063cm" svg:y="14.084cm" svg:viewBox="0 0 15388 3339" svg:d="M0 3284v-3230c0-7 1-14 4-20 2-7 6-13 11-18 6-5 11-9 18-12 7-2 14-4 21-4h15280c7 0 14 2 20 4 7 3 13 7 18 12s9 11 12 18c2 6 4 13 4 20v3230c0 8-2 15-4 21-3 7-7 13-12 18s-11 9-18 11c-6 3-13 5-20 5h-15280c-7 0-14-2-21-5-7-2-12-6-18-11-5-5-9-11-11-18-3-6-4-13-4-21z">
          <text:p/>
        </draw:path>
        <draw:path draw:style-name="gr4" draw:text-style-name="P5" draw:layer="layout" svg:width="15.387cm" svg:height="1.443cm" svg:x="3.063cm" svg:y="18.883cm" svg:viewBox="0 0 15388 1444" svg:d="M0 1390v-1336c0-7 1-14 4-21 2-7 6-12 11-17 6-6 11-9 18-12s14-4 21-4h15280c7 0 14 1 20 4 7 3 13 6 18 12 5 5 9 10 12 17 2 7 4 14 4 21v1336c0 7-2 14-4 20-3 7-7 13-12 18s-11 9-18 12c-6 2-13 4-20 4h-15280c-7 0-14-2-21-4-7-3-12-7-18-12-5-5-9-11-11-18-3-6-4-13-4-20z">
          <text:p/>
        </draw:path>
        <draw:path draw:style-name="gr3" draw:text-style-name="P4" draw:layer="layout" svg:width="15.387cm" svg:height="1.317cm" svg:x="3.063cm" svg:y="21.372cm" svg:viewBox="0 0 15388 1318" svg:d="M0 1264v-1210c0-7 1-14 4-21 2-6 6-12 11-17 6-5 11-9 18-12s14-4 21-4h15280c7 0 14 1 20 4 7 3 13 7 18 12s9 11 12 17c2 7 4 14 4 21v1210c0 7-2 14-4 20-3 7-7 13-12 18s-11 9-18 12c-6 3-13 4-20 4h-15280c-7 0-14-1-21-4s-12-7-18-12c-5-5-9-11-11-18-3-6-4-13-4-20z">
          <text:p/>
        </draw:path>
        <draw:frame draw:style-name="gr2" draw:text-style-name="P3" draw:layer="layout" svg:width="0.352cm" svg:height="0.412cm" svg:x="19.517cm" svg:y="28.154cm">
          <draw:text-box>
            <text:p text:style-name="P2"><text:span text:style-name="T1">3</text:span></text:p>
          </draw:text-box>
        </draw:frame>
        <draw:frame draw:style-name="gr8" draw:text-style-name="P9" draw:layer="layout" svg:width="1.496cm" svg:height="0.336cm" svg:x="3.059cm" svg:y="2.597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6.877cm" svg:height="0.225cm" svg:x="3.304cm" svg:y="3.619cm">
          <draw:text-box>
            <text:p text:style-name="P2"><text:span text:style-name="T6">removerPropriedade({a: 1, b: 2}, "a") // retornará {b: 2} </text:span></text:p>
          </draw:text-box>
        </draw:frame>
        <draw:frame draw:style-name="gr9" draw:text-style-name="P10" draw:layer="layout" svg:width="2.491cm" svg:height="0.225cm" svg:x="3.304cm" svg:y="3.907cm">
          <draw:text-box>
            <text:p text:style-name="P2"><text:span text:style-name="T6">removerPropriedade({ </text:span></text:p>
          </draw:text-box>
        </draw:frame>
        <draw:frame draw:style-name="gr9" draw:text-style-name="P10" draw:layer="layout" svg:width="1.187cm" svg:height="0.225cm" svg:x="3.304cm" svg:y="4.196cm">
          <draw:text-box>
            <text:p text:style-name="P2"><text:span text:style-name="T6"><text:s text:c="2"/></text:span><text:span text:style-name="T6">id: 20, </text:span></text:p>
          </draw:text-box>
        </draw:frame>
        <draw:frame draw:style-name="gr9" draw:text-style-name="P10" draw:layer="layout" svg:width="2.136cm" svg:height="0.225cm" svg:x="3.304cm" svg:y="4.485cm">
          <draw:text-box>
            <text:p text:style-name="P2"><text:span text:style-name="T6"><text:s text:c="2"/></text:span><text:span text:style-name="T6">nome: "caneta", </text:span></text:p>
          </draw:text-box>
        </draw:frame>
        <draw:frame draw:style-name="gr9" draw:text-style-name="P10" draw:layer="layout" svg:width="3.558cm" svg:height="0.225cm" svg:x="3.304cm" svg:y="4.773cm">
          <draw:text-box>
            <text:p text:style-name="P2"><text:span text:style-name="T6"><text:s text:c="2"/></text:span><text:span text:style-name="T6">descricao: "Não preenchido" </text:span></text:p>
          </draw:text-box>
        </draw:frame>
        <draw:frame draw:style-name="gr9" draw:text-style-name="P10" draw:layer="layout" svg:width="6.284cm" svg:height="0.225cm" svg:x="3.304cm" svg:y="5.062cm">
          <draw:text-box>
            <text:p text:style-name="P2"><text:span text:style-name="T6">}, "descricao") // retornará {id: 20, nome: "caneta"}</text:span></text:p>
          </draw:text-box>
        </draw:frame>
        <draw:frame draw:style-name="gr10" draw:text-style-name="P11" draw:layer="layout" svg:width="0.442cm" svg:height="0.484cm" svg:x="3.348cm" svg:y="6.405cm">
          <draw:text-box>
            <text:p text:style-name="P2"><text:span text:style-name="T7">💡</text:span></text:p>
          </draw:text-box>
        </draw:frame>
        <draw:frame draw:style-name="gr8" draw:text-style-name="P9" draw:layer="layout" svg:width="14.755cm" svg:height="0.336cm" svg:x="4.084cm" svg:y="6.385cm">
          <draw:text-box>
            <text:p text:style-name="P2"><text:span text:style-name="T4">A fim de testar se o objeto retornado não é o mesmo que foi passado como parâmetro para a função </text:span></text:p>
          </draw:text-box>
        </draw:frame>
        <draw:path draw:style-name="gr3" draw:text-style-name="P4" draw:layer="layout" svg:width="7.468cm" svg:height="0.306cm" svg:x="4.091cm" svg:y="7.32cm" svg:viewBox="0 0 7469 307" svg:d="M0 253v-199c0-7 1-14 4-21 3-6 7-12 12-17s11-9 17-12c7-3 14-4 21-4h7361c7 0 14 1 21 4 6 3 12 7 17 12s9 11 12 17c3 7 4 14 4 21v199c0 8-1 14-4 21s-7 13-12 18-11 9-17 11c-7 3-14 4-21 4h-7361c-7 0-14-1-21-4-6-2-12-6-17-11s-9-11-12-18-4-13-4-21z">
          <text:p/>
        </draw:path>
        <draw:frame draw:style-name="gr8" draw:text-style-name="P9" draw:layer="layout" svg:width="10.048cm" svg:height="0.336cm" svg:x="4.084cm" svg:y="6.818cm">
          <draw:text-box>
            <text:p text:style-name="P2"><text:span text:style-name="T5">removerPropriedade</text:span><text:span text:style-name="T4">, você poderá usar a função </text:span><text:span text:style-name="T5">Object.is()</text:span><text:span text:style-name="T4">, por exemplo: <text:s/></text:span></text:p>
          </draw:text-box>
        </draw:frame>
        <draw:frame draw:style-name="gr9" draw:text-style-name="P10" draw:layer="layout" svg:width="6.877cm" svg:height="0.225cm" svg:x="4.156cm" svg:y="7.353cm">
          <draw:text-box>
            <text:p text:style-name="P2"><text:span text:style-name="T8">Object.is(removerPropriedade(objeto, "descricao"), objeto)</text:span></text:p>
          </draw:text-box>
        </draw:frame>
        <draw:frame draw:style-name="gr8" draw:text-style-name="P9" draw:layer="layout" svg:width="0.288cm" svg:height="0.336cm" svg:x="11.552cm" svg:y="7.251cm">
          <draw:text-box>
            <text:p text:style-name="P2"><text:span text:style-name="T4"><text:s/></text:span></text:p>
          </draw:text-box>
        </draw:frame>
        <draw:path draw:style-name="gr7" draw:text-style-name="P8" draw:layer="layout" svg:width="0.09cm" svg:height="0.09cm" svg:x="2.72cm" svg:y="8.907cm" svg:viewBox="0 0 91 91" svg:d="M91 45c0 7-1 13-3 19-3 5-6 10-10 14s-9 8-15 10c-5 2-11 3-17 3s-12-1-17-3c-7-2-12-6-16-10s-7-9-10-14c-2-6-3-12-3-19 0-6 1-11 3-17 3-5 6-10 10-15 4-4 9-7 16-9 5-3 11-4 17-4s12 1 17 4c6 2 11 5 15 9 4 5 7 10 10 15 2 6 3 11 3 17z">
          <text:p/>
        </draw:path>
        <draw:frame draw:style-name="gr8" draw:text-style-name="P9" draw:layer="layout" svg:width="6.395cm" svg:height="0.336cm" svg:x="4.084cm" svg:y="7.684cm">
          <draw:text-box>
            <text:p text:style-name="P2"><text:span text:style-name="T4">Retornará </text:span><text:span text:style-name="T5">false </text:span><text:span text:style-name="T4">se o objeto não for o mesmo.</text:span></text:p>
          </draw:text-box>
        </draw:frame>
        <draw:frame draw:style-name="gr8" draw:text-style-name="P9" draw:layer="layout" svg:width="16.313cm" svg:height="0.336cm" svg:x="3.059cm" svg:y="8.766cm">
          <draw:text-box>
            <text:p text:style-name="P2"><text:span text:style-name="T4">Crie uma função que receba um array de elementos e retorne um array somente com os números presentes no </text:span></text:p>
          </draw:text-box>
        </draw:frame>
        <draw:frame draw:style-name="gr8" draw:text-style-name="P9" draw:layer="layout" svg:width="4.705cm" svg:height="0.336cm" svg:x="3.059cm" svg:y="9.199cm">
          <draw:text-box>
            <text:p text:style-name="P2"><text:span text:style-name="T4">array recebido como parâmetro.</text:span></text:p>
          </draw:text-box>
        </draw:frame>
        <draw:frame draw:style-name="gr8" draw:text-style-name="P9" draw:layer="layout" svg:width="1.496cm" svg:height="0.336cm" svg:x="3.059cm" svg:y="9.776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8.418cm" svg:height="0.225cm" svg:x="3.304cm" svg:y="10.798cm">
          <draw:text-box>
            <text:p text:style-name="P2"><text:span text:style-name="T6">filtrarNumeros(["Javascript", 1, "3", "Web", 20]) // retornará [1, 20] </text:span></text:p>
          </draw:text-box>
        </draw:frame>
        <draw:path draw:style-name="gr7" draw:text-style-name="P8" draw:layer="layout" svg:width="0.09cm" svg:height="0.09cm" svg:x="2.72cm" svg:y="12.154cm" svg:viewBox="0 0 91 91" svg:d="M91 46c0 6-1 12-3 18-3 5-6 10-10 14s-9 8-15 10c-5 2-11 3-17 3s-12-1-17-3c-7-2-12-6-16-10s-7-9-10-14c-2-6-3-12-3-18 0-7 1-12 3-18 3-5 6-10 10-15 4-4 9-7 16-9 5-3 11-4 17-4s12 1 17 4c6 2 11 5 15 9 4 5 7 10 10 15 2 6 3 11 3 18z">
          <text:p/>
        </draw:path>
        <draw:frame draw:style-name="gr9" draw:text-style-name="P10" draw:layer="layout" svg:width="4.98cm" svg:height="0.225cm" svg:x="3.304cm" svg:y="11.087cm">
          <draw:text-box>
            <text:p text:style-name="P2"><text:span text:style-name="T6">filtrarNumeros(["a", "c"]) // retornará []</text:span></text:p>
          </draw:text-box>
        </draw:frame>
        <draw:frame draw:style-name="gr8" draw:text-style-name="P9" draw:layer="layout" svg:width="15.72cm" svg:height="0.336cm" svg:x="3.059cm" svg:y="12.013cm">
          <draw:text-box>
            <text:p text:style-name="P2"><text:span text:style-name="T4">Desenvolva uma função que recebe como parâmetro um objeto e retorne um array de arrays, em que cada </text:span></text:p>
          </draw:text-box>
        </draw:frame>
        <draw:frame draw:style-name="gr8" draw:text-style-name="P9" draw:layer="layout" svg:width="15.471cm" svg:height="0.336cm" svg:x="3.059cm" svg:y="12.446cm">
          <draw:text-box>
            <text:p text:style-name="P2"><text:span text:style-name="T4">elemento é um array formado pelos pares </text:span><text:span text:style-name="T5">chave/valor </text:span><text:span text:style-name="T4">que corresponde a um atributo do objeto</text:span><text:span text:style-name="T5">.</text:span><text:span text:style-name="T4"> Observe os </text:span></text:p>
          </draw:text-box>
        </draw:frame>
        <draw:frame draw:style-name="gr8" draw:text-style-name="P9" draw:layer="layout" svg:width="7.084cm" svg:height="0.336cm" svg:x="3.059cm" svg:y="12.879cm">
          <draw:text-box>
            <text:p text:style-name="P2"><text:span text:style-name="T4">exemplos abaixo para um melhor entendimento:</text:span></text:p>
          </draw:text-box>
        </draw:frame>
        <draw:frame draw:style-name="gr8" draw:text-style-name="P9" draw:layer="layout" svg:width="1.496cm" svg:height="0.336cm" svg:x="3.059cm" svg:y="13.456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2.136cm" svg:height="0.225cm" svg:x="3.304cm" svg:y="14.478cm">
          <draw:text-box>
            <text:p text:style-name="P2"><text:span text:style-name="T6">objetoParaArray({ </text:span></text:p>
          </draw:text-box>
        </draw:frame>
        <draw:frame draw:style-name="gr9" draw:text-style-name="P10" draw:layer="layout" svg:width="2.017cm" svg:height="0.225cm" svg:x="3.304cm" svg:y="14.767cm">
          <draw:text-box>
            <text:p text:style-name="P2"><text:span text:style-name="T6"><text:s text:c="2"/></text:span><text:span text:style-name="T6">nome: "Maria", </text:span></text:p>
          </draw:text-box>
        </draw:frame>
        <draw:frame draw:style-name="gr9" draw:text-style-name="P10" draw:layer="layout" svg:width="4.98cm" svg:height="0.225cm" svg:x="3.304cm" svg:y="15.055cm">
          <draw:text-box>
            <text:p text:style-name="P2"><text:span text:style-name="T6"><text:s text:c="2"/></text:span><text:span text:style-name="T6">profissao: "Desenvolvedora de software" </text:span></text:p>
          </draw:text-box>
        </draw:frame>
        <draw:frame draw:style-name="gr9" draw:text-style-name="P10" draw:layer="layout" svg:width="9.959cm" svg:height="0.225cm" svg:x="3.304cm" svg:y="15.344cm">
          <draw:text-box>
            <text:p text:style-name="P2"><text:span text:style-name="T6">}) // irá retornar [["nome", "Maria"], ["profissao", "Desenvolvedora de Software"]] </text:span></text:p>
          </draw:text-box>
        </draw:frame>
        <draw:frame draw:style-name="gr9" draw:text-style-name="P10" draw:layer="layout" svg:width="0.198cm" svg:height="0.225cm" svg:x="3.304cm" svg:y="15.633cm">
          <draw:text-box>
            <text:p text:style-name="P2"><text:span text:style-name="T6"><text:s/></text:span></text:p>
          </draw:text-box>
        </draw:frame>
        <draw:frame draw:style-name="gr9" draw:text-style-name="P10" draw:layer="layout" svg:width="2.136cm" svg:height="0.225cm" svg:x="3.304cm" svg:y="15.921cm">
          <draw:text-box>
            <text:p text:style-name="P2"><text:span text:style-name="T6">objetoParaArray({ </text:span></text:p>
          </draw:text-box>
        </draw:frame>
        <draw:frame draw:style-name="gr9" draw:text-style-name="P10" draw:layer="layout" svg:width="2.017cm" svg:height="0.225cm" svg:x="3.304cm" svg:y="16.21cm">
          <draw:text-box>
            <text:p text:style-name="P2"><text:span text:style-name="T6"><text:s text:c="2"/></text:span><text:span text:style-name="T6">codigo: 11111, </text:span></text:p>
          </draw:text-box>
        </draw:frame>
        <draw:frame draw:style-name="gr9" draw:text-style-name="P10" draw:layer="layout" svg:width="1.78cm" svg:height="0.225cm" svg:x="3.304cm" svg:y="16.498cm">
          <draw:text-box>
            <text:p text:style-name="P2"><text:span text:style-name="T6"><text:s text:c="2"/></text:span><text:span text:style-name="T6">preco: 12000 </text:span></text:p>
          </draw:text-box>
        </draw:frame>
        <draw:path draw:style-name="gr7" draw:text-style-name="P8" draw:layer="layout" svg:width="0.09cm" svg:height="0.091cm" svg:x="2.72cm" svg:y="17.854cm" svg:viewBox="0 0 91 92" svg:d="M91 47c0 6-1 11-3 17-3 5-6 10-10 14-4 5-9 8-15 10-5 3-11 4-17 4s-12-1-17-4c-7-2-12-5-16-10-4-4-7-9-10-14-2-6-3-11-3-17s1-12 3-18c3-5 6-10 10-14 4-6 9-9 16-11 5-2 11-4 17-4s12 2 17 4c6 2 11 5 15 11 4 4 7 9 10 14 2 6 3 12 3 18z">
          <text:p/>
        </draw:path>
        <draw:frame draw:style-name="gr9" draw:text-style-name="P10" draw:layer="layout" svg:width="6.758cm" svg:height="0.225cm" svg:x="3.304cm" svg:y="16.787cm">
          <draw:text-box>
            <text:p text:style-name="P2"><text:span text:style-name="T6">}) // irá retornar [["codigo", 11111], ["preco", 12000]] </text:span></text:p>
          </draw:text-box>
        </draw:frame>
        <draw:frame draw:style-name="gr8" draw:text-style-name="P9" draw:layer="layout" svg:width="16.093cm" svg:height="0.336cm" svg:x="3.059cm" svg:y="17.713cm">
          <draw:text-box>
            <text:p text:style-name="P2"><text:span text:style-name="T4">Elabore uma função que receba um </text:span><text:span text:style-name="T5">array </text:span><text:span text:style-name="T4">de números e retorne um array que tenha todos os números que são </text:span></text:p>
          </draw:text-box>
        </draw:frame>
        <draw:frame draw:style-name="gr8" draw:text-style-name="P9" draw:layer="layout" svg:width="6.407cm" svg:height="0.336cm" svg:x="3.059cm" svg:y="18.146cm">
          <draw:text-box>
            <text:p text:style-name="P2"><text:span text:style-name="T4">pares e que também tenham índices pares. </text:span></text:p>
          </draw:text-box>
        </draw:frame>
        <draw:frame draw:style-name="gr10" draw:text-style-name="P11" draw:layer="layout" svg:width="0.442cm" svg:height="0.484cm" svg:x="3.348cm" svg:y="19.249cm">
          <draw:text-box>
            <text:p text:style-name="P2"><text:span text:style-name="T7">💡</text:span></text:p>
          </draw:text-box>
        </draw:frame>
        <draw:frame draw:style-name="gr8" draw:text-style-name="P9" draw:layer="layout" svg:width="14.611cm" svg:height="0.336cm" svg:x="4.084cm" svg:y="19.229cm">
          <draw:text-box>
            <text:p text:style-name="P2"><text:span text:style-name="T4">Lembre-se que um número é par porque é divisível por 2, ou seja, o resto da divisão da divisão dele </text:span></text:p>
          </draw:text-box>
        </draw:frame>
        <draw:frame draw:style-name="gr8" draw:text-style-name="P9" draw:layer="layout" svg:width="1.839cm" svg:height="0.336cm" svg:x="4.084cm" svg:y="19.662cm">
          <draw:text-box>
            <text:p text:style-name="P2"><text:span text:style-name="T4">por 2 é zero.</text:span></text:p>
          </draw:text-box>
        </draw:frame>
        <draw:frame draw:style-name="gr8" draw:text-style-name="P9" draw:layer="layout" svg:width="1.59cm" svg:height="0.336cm" svg:x="3.059cm" svg:y="20.744cm">
          <draw:text-box>
            <text:p text:style-name="P2"><text:span text:style-name="T4">Exemplos: </text:span></text:p>
          </draw:text-box>
        </draw:frame>
        <draw:frame draw:style-name="gr9" draw:text-style-name="P10" draw:layer="layout" svg:width="7.825cm" svg:height="0.225cm" svg:x="3.304cm" svg:y="21.766cm">
          <draw:text-box>
            <text:p text:style-name="P2"><text:span text:style-name="T6">receberSomenteOsParesDeIndicesPares([1, 2, 3, 4]) // retornará [] </text:span></text:p>
          </draw:text-box>
        </draw:frame>
        <draw:path draw:style-name="gr7" draw:text-style-name="P8" draw:layer="layout" svg:width="0.09cm" svg:height="0.09cm" svg:x="2.72cm" svg:y="23.122cm" svg:viewBox="0 0 91 91" svg:d="M91 45c0 6-1 13-3 18-3 6-6 11-10 15s-9 7-15 10c-5 2-11 3-17 3s-12-1-17-3c-7-3-12-6-16-10s-7-9-10-15c-2-5-3-12-3-18s1-12 3-17c3-6 6-11 10-15s9-7 16-10c5-2 11-3 17-3s12 1 17 3c6 3 11 6 15 10s7 9 10 15c2 5 3 11 3 17z">
          <text:p/>
        </draw:path>
        <draw:frame draw:style-name="gr9" draw:text-style-name="P10" draw:layer="layout" svg:width="8.892cm" svg:height="0.225cm" svg:x="3.304cm" svg:y="22.054cm">
          <draw:text-box>
            <text:p text:style-name="P2"><text:span text:style-name="T6">receberSomenteOsParesDeIndicesPares([10, 70, 22, 43]) // retornará [10, 22]</text:span></text:p>
          </draw:text-box>
        </draw:frame>
        <draw:frame draw:style-name="gr8" draw:text-style-name="P9" draw:layer="layout" svg:width="15.162cm" svg:height="0.336cm" svg:x="3.059cm" svg:y="22.981cm">
          <draw:text-box>
            <text:p text:style-name="P2"><text:span text:style-name="T4">A fim de manter o calendário anual ajustado com o movimento de translação da Terra, criou-se os anos </text:span></text:p>
          </draw:text-box>
        </draw:frame>
        <draw:frame draw:style-name="gr8" draw:text-style-name="P9" draw:layer="layout" svg:width="10.695cm" svg:height="0.336cm" svg:x="3.059cm" svg:y="23.414cm">
          <draw:text-box>
            <text:p text:style-name="P2"><text:span text:style-name="T4">bissextos, que têm 366 dias em vez dos 365 presentes nos anos normais.</text:span></text:p>
          </draw:text-box>
        </draw:frame>
        <draw:frame draw:style-name="gr8" draw:text-style-name="P9" draw:layer="layout" svg:width="16.292cm" svg:height="0.336cm" svg:x="3.059cm" svg:y="23.991cm">
          <draw:text-box>
            <text:p text:style-name="P2"><text:span text:style-name="T4">Para determinar se um ano é bissexto, é necessário saber se ele é multiplo de 4. Não pode ser múltiplo de 100, </text:span></text:p>
          </draw:text-box>
        </draw:frame>
        <draw:frame draw:style-name="gr8" draw:text-style-name="P9" draw:layer="layout" svg:width="5.645cm" svg:height="0.336cm" svg:x="3.059cm" svg:y="24.424cm">
          <draw:text-box>
            <text:p text:style-name="P2"><text:span text:style-name="T4">exceto se for também múltiplo de 400.</text:span></text:p>
          </draw:text-box>
        </draw:frame>
        <draw:frame draw:style-name="gr8" draw:text-style-name="P9" draw:layer="layout" svg:width="16.292cm" svg:height="0.336cm" svg:x="3.059cm" svg:y="25.001cm">
          <draw:text-box>
            <text:p text:style-name="P2"><text:span text:style-name="T4">Com isso em mente, desenvolva uma função que recebe um número correspondente a um ano e retorna se ele </text:span></text:p>
          </draw:text-box>
        </draw:frame>
        <draw:frame draw:style-name="gr8" draw:text-style-name="P9" draw:layer="layout" svg:width="2.648cm" svg:height="0.336cm" svg:x="3.059cm" svg:y="25.434cm">
          <draw:text-box>
            <text:p text:style-name="P2"><text:span text:style-name="T4">é bissexto ou não.</text:span></text:p>
          </draw:text-box>
        </draw:frame>
        <draw:frame draw:style-name="gr8" draw:text-style-name="P9" draw:layer="layout" svg:width="1.496cm" svg:height="0.336cm" svg:x="3.059cm" svg:y="26.011cm">
          <draw:text-box>
            <text:p text:style-name="P2"><text:span text:style-name="T4">Exemplos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87cm" svg:height="39.598cm" svg:x="0cm" svg:y="0cm" svg:viewBox="0 0 27988 39599" draw:points="0,0 27988,0 27988,39599 0,39599">
          <text:p/>
        </draw:polygon>
        <draw:frame draw:style-name="gr2" draw:text-style-name="P3" draw:layer="layout" svg:width="8.655cm" svg:height="0.412cm" svg:x="1.271cm" svg:y="28.154cm">
          <draw:text-box>
            <text:p text:style-name="P2"><text:span text:style-name="T1">Exercícios - Curso Fundamentos de Programação</text:span></text:p>
          </draw:text-box>
        </draw:frame>
        <draw:polygon draw:style-name="gr1" draw:text-style-name="P1" draw:layer="layout" svg:width="15.911cm" svg:height="134.155cm" svg:x="2.539cm" svg:y="-71.33cm" svg:viewBox="0 0 15912 134156" draw:points="0,0 15912,0 15912,134156 0,134156">
          <text:p/>
        </draw:polygon>
        <draw:path draw:style-name="gr3" draw:text-style-name="P4" draw:layer="layout" svg:width="15.387cm" svg:height="1.316cm" svg:x="3.063cm" svg:y="2.54cm" svg:viewBox="0 0 15388 1317" svg:d="M0 1263v-1209c0-8 1-14 4-21 2-7 6-13 11-18 6-5 11-9 18-11 7-3 14-4 21-4h15280c7 0 14 1 20 4 7 2 13 6 18 11s9 11 12 18c2 7 4 13 4 21v1209c0 7-2 14-4 21-3 7-7 12-12 17-5 6-11 9-18 12-6 3-13 4-20 4h-15280c-7 0-14-1-21-4s-12-6-18-12c-5-5-9-10-11-17-3-7-4-14-4-21z">
          <text:p/>
        </draw:path>
        <draw:path draw:style-name="gr3" draw:text-style-name="P4" draw:layer="layout" svg:width="15.387cm" svg:height="1.316cm" svg:x="3.063cm" svg:y="5.354cm" svg:viewBox="0 0 15388 1317" svg:d="M0 1263v-1209c0-7 1-14 4-21 2-7 6-13 11-18 6-5 11-9 18-11 7-3 14-4 21-4h15280c7 0 14 1 20 4 7 2 13 6 18 11s9 11 12 18c2 7 4 14 4 21v1209c0 7-2 14-4 21-3 7-7 12-12 18-5 5-11 9-18 11-6 3-13 4-20 4h-15280c-7 0-14-1-21-4-7-2-12-6-18-11-5-6-9-11-11-18-3-7-4-14-4-21z">
          <text:p/>
        </draw:path>
        <draw:path draw:style-name="gr3" draw:text-style-name="P4" draw:layer="layout" svg:width="15.387cm" svg:height="3.337cm" svg:x="3.063cm" svg:y="9.611cm" svg:viewBox="0 0 15388 3338" svg:d="M0 3284v-3230c0-7 1-14 4-21 2-7 6-12 11-17 6-5 11-9 18-12s14-4 21-4h15280c7 0 14 1 20 4 7 3 13 7 18 12s9 10 12 17c2 7 4 14 4 21v3230c0 7-2 14-4 21-3 6-7 12-12 17s-11 9-18 12c-6 3-13 4-20 4h-15280c-7 0-14-1-21-4s-12-7-18-12c-5-5-9-11-11-17-3-7-4-14-4-21z">
          <text:p/>
        </draw:path>
        <draw:path draw:style-name="gr4" draw:text-style-name="P5" draw:layer="layout" svg:width="15.387cm" svg:height="1.101cm" svg:x="3.063cm" svg:y="15.852cm" svg:viewBox="0 0 15388 1102" svg:d="M0 1047v-993c0-7 1-14 4-20 2-7 6-13 11-18 6-5 11-9 18-12 7-2 14-4 21-4h15280c7 0 14 2 20 4 7 3 13 7 18 12s9 11 12 18c2 6 4 13 4 20v993c0 8-2 15-4 21-3 7-7 13-12 18s-11 9-18 11c-6 3-13 5-20 5h-15280c-7 0-14-2-21-5-7-2-12-6-18-11-5-5-9-11-11-18-3-6-4-13-4-21z">
          <text:p/>
        </draw:path>
        <draw:path draw:style-name="gr3" draw:text-style-name="P4" draw:layer="layout" svg:width="15.387cm" svg:height="1.299cm" svg:x="3.063cm" svg:y="17.999cm" svg:viewBox="0 0 15388 1300" svg:d="M0 1245v-1191c0-7 1-14 4-21 2-6 6-12 11-17 6-5 11-9 18-12s14-4 21-4h15280c7 0 14 1 20 4 7 3 13 7 18 12s9 11 12 17c2 7 4 14 4 21v1191c0 8-2 15-4 21-3 7-7 13-12 18s-11 9-18 11c-6 3-13 5-20 5h-15280c-7 0-14-2-21-5-7-2-12-6-18-11-5-5-9-11-11-18-3-6-4-13-4-21z">
          <text:p/>
        </draw:path>
        <draw:path draw:style-name="gr4" draw:text-style-name="P5" draw:layer="layout" svg:width="15.387cm" svg:height="1.1cm" svg:x="3.063cm" svg:y="20.777cm" svg:viewBox="0 0 15388 1101" svg:d="M0 1047v-993c0-7 1-14 4-21 2-6 6-12 11-17 6-5 11-9 18-12s14-4 21-4h15280c7 0 14 1 20 4 7 3 13 7 18 12s9 11 12 17c2 7 4 14 4 21v993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606cm" svg:x="3.063cm" svg:y="22.905cm" svg:viewBox="0 0 15388 1607" svg:d="M0 1553v-1499c0-7 1-14 4-20 2-7 6-13 11-18 6-5 11-9 18-12 7-2 14-4 21-4h15280c7 0 14 2 20 4 7 3 13 7 18 12s9 11 12 18c2 6 4 13 4 20v1499c0 7-2 14-4 20-3 7-7 13-12 18s-11 9-18 12c-6 2-13 4-20 4h-15280c-7 0-14-2-21-4-7-3-12-7-18-12-5-5-9-11-11-18-3-6-4-13-4-20z">
          <text:p/>
        </draw:path>
        <draw:path draw:style-name="gr3" draw:text-style-name="P4" draw:layer="layout" svg:width="15.387cm" svg:height="1.317cm" svg:x="3.063cm" svg:y="26.008cm" svg:viewBox="0 0 15388 1318" svg:d="M0 1264v-1210c0-7 1-14 4-21 2-6 6-12 11-17 6-5 11-9 18-12s14-4 21-4h15280c7 0 14 1 20 4 7 3 13 7 18 12s9 11 12 17c2 7 4 14 4 21v1210c0 7-2 14-4 20-3 7-7 13-12 18s-11 9-18 12c-6 3-13 4-20 4h-15280c-7 0-14-1-21-4s-12-7-18-12c-5-5-9-11-11-18-3-6-4-13-4-20z">
          <text:p/>
        </draw:path>
        <draw:frame draw:style-name="gr2" draw:text-style-name="P3" draw:layer="layout" svg:width="0.352cm" svg:height="0.412cm" svg:x="19.517cm" svg:y="28.154cm">
          <draw:text-box>
            <text:p text:style-name="P2"><text:span text:style-name="T1">4</text:span></text:p>
          </draw:text-box>
        </draw:frame>
        <draw:frame draw:style-name="gr9" draw:text-style-name="P10" draw:layer="layout" svg:width="4.98cm" svg:height="0.225cm" svg:x="3.304cm" svg:y="2.933cm">
          <draw:text-box>
            <text:p text:style-name="P2"><text:span text:style-name="T6">checarAnoBissexto(2020) // retornará true </text:span></text:p>
          </draw:text-box>
        </draw:frame>
        <draw:path draw:style-name="gr7" draw:text-style-name="P8" draw:layer="layout" svg:width="0.09cm" svg:height="0.09cm" svg:x="2.72cm" svg:y="4.289cm" svg:viewBox="0 0 91 91" svg:d="M91 45c0 6-1 12-3 18-3 5-6 10-10 15-4 4-9 8-15 10-5 2-11 3-17 3s-12-1-17-3c-7-2-12-6-16-10-4-5-7-10-10-15-2-6-3-12-3-18s1-11 3-17c3-5 6-10 10-15 4-4 9-7 16-9 5-3 11-4 17-4s12 1 17 4c6 2 11 5 15 9 4 5 7 10 10 15 2 6 3 11 3 17z">
          <text:p/>
        </draw:path>
        <draw:frame draw:style-name="gr9" draw:text-style-name="P10" draw:layer="layout" svg:width="10.67cm" svg:height="0.225cm" svg:x="3.304cm" svg:y="3.222cm">
          <draw:text-box>
            <text:p text:style-name="P2"><text:span text:style-name="T6">checarAnoBissexto(2100) // retornará false, pois é múltiplo de 100 e não é múltiplo de 400</text:span></text:p>
          </draw:text-box>
        </draw:frame>
        <draw:frame draw:style-name="gr8" draw:text-style-name="P9" draw:layer="layout" svg:width="15.75cm" svg:height="0.336cm" svg:x="3.059cm" svg:y="4.148cm">
          <draw:text-box>
            <text:p text:style-name="P2"><text:span text:style-name="T4">Escreva uma função que receba um array de números e retornará a soma de todos os números desse array.</text:span></text:p>
          </draw:text-box>
        </draw:frame>
        <draw:frame draw:style-name="gr8" draw:text-style-name="P9" draw:layer="layout" svg:width="1.496cm" svg:height="0.336cm" svg:x="3.059cm" svg:y="4.725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5.099cm" svg:height="0.225cm" svg:x="3.304cm" svg:y="5.747cm">
          <draw:text-box>
            <text:p text:style-name="P2"><text:span text:style-name="T6">somarNumeros([10, 10, 10]) // retornará 30 </text:span></text:p>
          </draw:text-box>
        </draw:frame>
        <draw:path draw:style-name="gr7" draw:text-style-name="P8" draw:layer="layout" svg:width="0.09cm" svg:height="0.091cm" svg:x="2.72cm" svg:y="7.103cm" svg:viewBox="0 0 91 92" svg:d="M91 45c0 6-1 13-3 19-3 5-6 10-10 14-4 5-9 8-15 10-5 2-11 4-17 4s-12-2-17-4c-7-2-12-5-16-10-4-4-7-9-10-14-2-6-3-13-3-19s1-11 3-17c3-5 6-10 10-14 4-5 9-8 16-10 5-3 11-4 17-4s12 1 17 4c6 2 11 5 15 10 4 4 7 9 10 14 2 6 3 11 3 17z">
          <text:p/>
        </draw:path>
        <draw:frame draw:style-name="gr9" draw:text-style-name="P10" draw:layer="layout" svg:width="5.455cm" svg:height="0.225cm" svg:x="3.304cm" svg:y="6.036cm">
          <draw:text-box>
            <text:p text:style-name="P2"><text:span text:style-name="T6">somarNumeros([15, 15, 15, 15]) // retornará 60</text:span></text:p>
          </draw:text-box>
        </draw:frame>
        <draw:frame draw:style-name="gr8" draw:text-style-name="P9" draw:layer="layout" svg:width="15.852cm" svg:height="0.336cm" svg:x="3.059cm" svg:y="6.962cm">
          <draw:text-box>
            <text:p text:style-name="P2"><text:span text:style-name="T4">Você está trabalhando numa aplicação pessoal de controle de despesas. Na tela principal dessa aplicação, é </text:span></text:p>
          </draw:text-box>
        </draw:frame>
        <draw:frame draw:style-name="gr8" draw:text-style-name="P9" draw:layer="layout" svg:width="15.746cm" svg:height="0.336cm" svg:x="3.059cm" svg:y="7.395cm">
          <draw:text-box>
            <text:p text:style-name="P2"><text:span text:style-name="T4">possível adicionar produtos ou serviços, informando nome, categoria e preço. Uma funcionalidade que você </text:span></text:p>
          </draw:text-box>
        </draw:frame>
        <draw:frame draw:style-name="gr8" draw:text-style-name="P9" draw:layer="layout" svg:width="10.073cm" svg:height="0.336cm" svg:x="3.059cm" svg:y="7.828cm">
          <draw:text-box>
            <text:p text:style-name="P2"><text:span text:style-name="T4">está desenvolvendo no momento é a de somar o total das despesas. </text:span></text:p>
          </draw:text-box>
        </draw:frame>
        <draw:frame draw:style-name="gr8" draw:text-style-name="P9" draw:layer="layout" svg:width="11.801cm" svg:height="0.336cm" svg:x="3.059cm" svg:y="8.405cm">
          <draw:text-box>
            <text:p text:style-name="P2"><text:span text:style-name="T4">Crie uma função que receba um </text:span><text:span text:style-name="T5">array</text:span><text:span text:style-name="T4"> de produtos e retorne o total das despesas.</text:span></text:p>
          </draw:text-box>
        </draw:frame>
        <draw:frame draw:style-name="gr8" draw:text-style-name="P9" draw:layer="layout" svg:width="1.496cm" svg:height="0.336cm" svg:x="3.059cm" svg:y="8.983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2.017cm" svg:height="0.225cm" svg:x="3.304cm" svg:y="10.004cm">
          <draw:text-box>
            <text:p text:style-name="P2"><text:span text:style-name="T6">despesasTotais([ </text:span></text:p>
          </draw:text-box>
        </draw:frame>
        <draw:frame draw:style-name="gr9" draw:text-style-name="P10" draw:layer="layout" svg:width="7.825cm" svg:height="0.225cm" svg:x="3.304cm" svg:y="10.293cm">
          <draw:text-box>
            <text:p text:style-name="P2"><text:span text:style-name="T6"><text:s text:c="2"/></text:span><text:span text:style-name="T6">{nome: "Jornal online", categoria: "Informação", preco: 89.99}, </text:span></text:p>
          </draw:text-box>
        </draw:frame>
        <draw:frame draw:style-name="gr9" draw:text-style-name="P10" draw:layer="layout" svg:width="7.114cm" svg:height="0.225cm" svg:x="3.304cm" svg:y="10.582cm">
          <draw:text-box>
            <text:p text:style-name="P2"><text:span text:style-name="T6"><text:s text:c="2"/></text:span><text:span text:style-name="T6">{nome: "Cinema", categoria: "Entretenimento", preco: 150} </text:span></text:p>
          </draw:text-box>
        </draw:frame>
        <draw:frame draw:style-name="gr9" draw:text-style-name="P10" draw:layer="layout" svg:width="2.728cm" svg:height="0.225cm" svg:x="3.304cm" svg:y="10.87cm">
          <draw:text-box>
            <text:p text:style-name="P2"><text:span text:style-name="T6">]) // retornará 239.99 </text:span></text:p>
          </draw:text-box>
        </draw:frame>
        <draw:frame draw:style-name="gr9" draw:text-style-name="P10" draw:layer="layout" svg:width="0.198cm" svg:height="0.225cm" svg:x="3.304cm" svg:y="11.159cm">
          <draw:text-box>
            <text:p text:style-name="P2"><text:span text:style-name="T6"><text:s/></text:span></text:p>
          </draw:text-box>
        </draw:frame>
        <draw:frame draw:style-name="gr9" draw:text-style-name="P10" draw:layer="layout" svg:width="2.017cm" svg:height="0.225cm" svg:x="3.304cm" svg:y="11.448cm">
          <draw:text-box>
            <text:p text:style-name="P2"><text:span text:style-name="T6">despesasTotais([ </text:span></text:p>
          </draw:text-box>
        </draw:frame>
        <draw:frame draw:style-name="gr9" draw:text-style-name="P10" draw:layer="layout" svg:width="7.825cm" svg:height="0.225cm" svg:x="3.304cm" svg:y="11.736cm">
          <draw:text-box>
            <text:p text:style-name="P2"><text:span text:style-name="T6"><text:s text:c="2"/></text:span><text:span text:style-name="T6">{nome: "Galaxy S20", categoria: "Eletrônicos", preco: 3599.99}, </text:span></text:p>
          </draw:text-box>
        </draw:frame>
        <draw:frame draw:style-name="gr9" draw:text-style-name="P10" draw:layer="layout" svg:width="7.944cm" svg:height="0.225cm" svg:x="3.304cm" svg:y="12.025cm">
          <draw:text-box>
            <text:p text:style-name="P2"><text:span text:style-name="T6"><text:s text:c="2"/></text:span><text:span text:style-name="T6">{nome: "Macbook Pro", categoria: "Eletrônicos", preco: 30999.90} </text:span></text:p>
          </draw:text-box>
        </draw:frame>
        <draw:path draw:style-name="gr7" draw:text-style-name="P8" draw:layer="layout" svg:width="0.09cm" svg:height="0.09cm" svg:x="2.72cm" svg:y="13.381cm" svg:viewBox="0 0 91 91" svg:d="M91 45c0 6-1 12-3 17-3 6-6 11-10 16-4 4-9 7-15 10-5 2-11 3-17 3s-12-1-17-3c-7-3-12-6-16-10-4-5-7-10-10-16-2-5-3-11-3-17s1-12 3-17c3-6 6-11 10-15s9-7 16-10c5-2 11-3 17-3s12 1 17 3c6 3 11 6 15 10s7 9 10 15c2 5 3 11 3 17z">
          <text:p/>
        </draw:path>
        <draw:frame draw:style-name="gr9" draw:text-style-name="P10" draw:layer="layout" svg:width="2.847cm" svg:height="0.225cm" svg:x="3.304cm" svg:y="12.313cm">
          <draw:text-box>
            <text:p text:style-name="P2"><text:span text:style-name="T6">]) // retornará 34599.89</text:span></text:p>
          </draw:text-box>
        </draw:frame>
        <draw:frame draw:style-name="gr8" draw:text-style-name="P9" draw:layer="layout" svg:width="15.081cm" svg:height="0.336cm" svg:x="3.059cm" svg:y="13.24cm">
          <draw:text-box>
            <text:p text:style-name="P2"><text:span text:style-name="T4">Numa aplicação Web de investimento financeiro da qual você faz parte da equipe de desenvolvimento, </text:span></text:p>
          </draw:text-box>
        </draw:frame>
        <draw:frame draw:style-name="gr8" draw:text-style-name="P9" draw:layer="layout" svg:width="15.284cm" svg:height="0.336cm" svg:x="3.059cm" svg:y="13.673cm">
          <draw:text-box>
            <text:p text:style-name="P2"><text:span text:style-name="T4">pretende-se adicionar a funcionalidade de calcular a média de um conjunto de números informados pelo </text:span></text:p>
          </draw:text-box>
        </draw:frame>
        <draw:frame draw:style-name="gr8" draw:text-style-name="P9" draw:layer="layout" svg:width="1.162cm" svg:height="0.336cm" svg:x="3.059cm" svg:y="14.106cm">
          <draw:text-box>
            <text:p text:style-name="P2"><text:span text:style-name="T4">usuário.</text:span></text:p>
          </draw:text-box>
        </draw:frame>
        <draw:frame draw:style-name="gr8" draw:text-style-name="P9" draw:layer="layout" svg:width="14.349cm" svg:height="0.336cm" svg:x="3.059cm" svg:y="14.683cm">
          <draw:text-box>
            <text:p text:style-name="P2"><text:span text:style-name="T4">Com o intuito de realizar esse cálculo, crie uma função que receba um array com uma quantidade </text:span></text:p>
          </draw:text-box>
        </draw:frame>
        <draw:frame draw:style-name="gr8" draw:text-style-name="P9" draw:layer="layout" svg:width="10.336cm" svg:height="0.336cm" svg:x="3.059cm" svg:y="15.116cm">
          <draw:text-box>
            <text:p text:style-name="P2"><text:span text:style-name="T4">indeterminada de números e retorne a média simples desses números.</text:span></text:p>
          </draw:text-box>
        </draw:frame>
        <draw:frame draw:style-name="gr10" draw:text-style-name="P11" draw:layer="layout" svg:width="0.442cm" svg:height="0.484cm" svg:x="3.348cm" svg:y="16.219cm">
          <draw:text-box>
            <text:p text:style-name="P2"><text:span text:style-name="T7">💡</text:span></text:p>
          </draw:text-box>
        </draw:frame>
        <draw:frame draw:style-name="gr8" draw:text-style-name="P9" draw:layer="layout" svg:width="14.404cm" svg:height="0.336cm" svg:x="4.084cm" svg:y="16.198cm">
          <draw:text-box>
            <text:p text:style-name="P2"><text:span text:style-name="T4">A média simples é o resultado da soma de todos os números dividido pela quantidade de números.</text:span></text:p>
          </draw:text-box>
        </draw:frame>
        <draw:frame draw:style-name="gr8" draw:text-style-name="P9" draw:layer="layout" svg:width="1.496cm" svg:height="0.336cm" svg:x="3.059cm" svg:y="17.371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4.625cm" svg:height="0.225cm" svg:x="3.304cm" svg:y="18.392cm">
          <draw:text-box>
            <text:p text:style-name="P2"><text:span text:style-name="T6">calcularMedia([0, 10]) // retornará 5 <text:s/></text:span></text:p>
          </draw:text-box>
        </draw:frame>
        <draw:path draw:style-name="gr7" draw:text-style-name="P8" draw:layer="layout" svg:width="0.09cm" svg:height="0.09cm" svg:x="2.72cm" svg:y="19.749cm" svg:viewBox="0 0 91 91" svg:d="M91 46c0 6-1 11-3 17-3 5-6 10-10 15-4 4-9 7-15 9-5 3-11 4-17 4s-12-1-17-4c-7-2-12-5-16-9-4-5-7-10-10-15-2-6-3-11-3-17s1-12 3-18c3-5 6-10 10-14s9-9 16-11c5-2 11-3 17-3s12 1 17 3c6 2 11 7 15 11s7 9 10 14c2 6 3 12 3 18z">
          <text:p/>
        </draw:path>
        <draw:frame draw:style-name="gr9" draw:text-style-name="P10" draw:layer="layout" svg:width="5.336cm" svg:height="0.225cm" svg:x="3.304cm" svg:y="18.681cm">
          <draw:text-box>
            <text:p text:style-name="P2"><text:span text:style-name="T6">calcularMedia([1, 2, 3, 4, 5]) // retornará 3</text:span></text:p>
          </draw:text-box>
        </draw:frame>
        <draw:frame draw:style-name="gr8" draw:text-style-name="P9" draw:layer="layout" svg:width="15.687cm" svg:height="0.336cm" svg:x="3.059cm" svg:y="19.608cm">
          <draw:text-box>
            <text:p text:style-name="P2"><text:span text:style-name="T4">Faça uma função que recebe a base e a altura de um triângulo e retorne a área desse triângulo. A precisão </text:span></text:p>
          </draw:text-box>
        </draw:frame>
        <draw:frame draw:style-name="gr8" draw:text-style-name="P9" draw:layer="layout" svg:width="9.43cm" svg:height="0.336cm" svg:x="3.059cm" svg:y="20.04cm">
          <draw:text-box>
            <text:p text:style-name="P2"><text:span text:style-name="T4">deverá ser de duas casas decimais, arredondando se necessário.</text:span></text:p>
          </draw:text-box>
        </draw:frame>
        <draw:frame draw:style-name="gr10" draw:text-style-name="P11" draw:layer="layout" svg:width="0.506cm" svg:height="0.484cm" svg:x="3.348cm" svg:y="21.143cm">
          <draw:text-box>
            <text:p text:style-name="P2"><text:span text:style-name="T7">📕</text:span></text:p>
          </draw:text-box>
        </draw:frame>
        <draw:frame draw:style-name="gr8" draw:text-style-name="P9" draw:layer="layout" svg:width="9.951cm" svg:height="0.336cm" svg:x="4.084cm" svg:y="21.123cm">
          <draw:text-box>
            <text:p text:style-name="P2"><text:span text:style-name="T4">Obs: a fórmula para calcular a área de um triângulo é </text:span><text:span text:style-name="T5">(base x altura) / 2</text:span></text:p>
          </draw:text-box>
        </draw:frame>
        <draw:frame draw:style-name="gr8" draw:text-style-name="P9" draw:layer="layout" svg:width="1.496cm" svg:height="0.336cm" svg:x="3.059cm" svg:y="22.295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5.099cm" svg:height="0.225cm" svg:x="3.304cm" svg:y="23.317cm">
          <draw:text-box>
            <text:p text:style-name="P2"><text:span text:style-name="T6">areaDoTriangulo(10, 15) // retornará 75.00 </text:span></text:p>
          </draw:text-box>
        </draw:frame>
        <draw:frame draw:style-name="gr9" draw:text-style-name="P10" draw:layer="layout" svg:width="4.862cm" svg:height="0.225cm" svg:x="3.304cm" svg:y="23.606cm">
          <draw:text-box>
            <text:p text:style-name="P2"><text:span text:style-name="T6">areaDoTriangulo(7, 9) // retornará 31.50 </text:span></text:p>
          </draw:text-box>
        </draw:frame>
        <draw:path draw:style-name="gr7" draw:text-style-name="P8" draw:layer="layout" svg:width="0.09cm" svg:height="0.09cm" svg:x="2.72cm" svg:y="24.962cm" svg:viewBox="0 0 91 91" svg:d="M91 46c0 6-1 12-3 17-3 6-6 11-10 15s-9 7-15 10c-5 2-11 3-17 3s-12-1-17-3c-7-3-12-6-16-10s-7-9-10-15c-2-5-3-11-3-17s1-12 3-17c3-6 6-11 10-15 4-5 9-8 16-11 5-2 11-3 17-3s12 1 17 3c6 3 11 6 15 11 4 4 7 9 10 15 2 5 3 11 3 17z">
          <text:p/>
        </draw:path>
        <draw:frame draw:style-name="gr9" draw:text-style-name="P10" draw:layer="layout" svg:width="5.455cm" svg:height="0.225cm" svg:x="3.304cm" svg:y="23.894cm">
          <draw:text-box>
            <text:p text:style-name="P2"><text:span text:style-name="T6">areaDoTriangulo(9.25, 13.1) // retornará 60.59</text:span></text:p>
          </draw:text-box>
        </draw:frame>
        <draw:frame draw:style-name="gr8" draw:text-style-name="P9" draw:layer="layout" svg:width="13.257cm" svg:height="0.336cm" svg:x="3.059cm" svg:y="24.821cm">
          <draw:text-box>
            <text:p text:style-name="P2"><text:span text:style-name="T4">Criar uma função que receba um array de números e retorne o menor número desse array.</text:span></text:p>
          </draw:text-box>
        </draw:frame>
        <draw:frame draw:style-name="gr8" draw:text-style-name="P9" draw:layer="layout" svg:width="1.59cm" svg:height="0.336cm" svg:x="3.059cm" svg:y="25.398cm">
          <draw:text-box>
            <text:p text:style-name="P2"><text:span text:style-name="T4">Exemplos: </text:span></text:p>
          </draw:text-box>
        </draw:frame>
        <draw:frame draw:style-name="gr9" draw:text-style-name="P10" draw:layer="layout" svg:width="5.217cm" svg:height="0.225cm" svg:x="3.304cm" svg:y="26.42cm">
          <draw:text-box>
            <text:p text:style-name="P2"><text:span text:style-name="T6">menorNumero([10, 5, 35, 65]) // retornará 5 </text:span></text:p>
          </draw:text-box>
        </draw:frame>
        <draw:frame draw:style-name="gr9" draw:text-style-name="P10" draw:layer="layout" svg:width="5.336cm" svg:height="0.225cm" svg:x="3.304cm" svg:y="26.708cm">
          <draw:text-box>
            <text:p text:style-name="P2"><text:span text:style-name="T6">menorNumero([5, -15, 50, 3]) // retornará -15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87cm" svg:height="39.598cm" svg:x="0cm" svg:y="0cm" svg:viewBox="0 0 27988 39599" draw:points="0,0 27988,0 27988,39599 0,39599">
          <text:p/>
        </draw:polygon>
        <draw:frame draw:style-name="gr2" draw:text-style-name="P3" draw:layer="layout" svg:width="8.655cm" svg:height="0.412cm" svg:x="1.271cm" svg:y="28.154cm">
          <draw:text-box>
            <text:p text:style-name="P2"><text:span text:style-name="T1">Exercícios - Curso Fundamentos de Programação</text:span></text:p>
          </draw:text-box>
        </draw:frame>
        <draw:polygon draw:style-name="gr1" draw:text-style-name="P1" draw:layer="layout" svg:width="15.911cm" svg:height="134.155cm" svg:x="2.539cm" svg:y="-95.953cm" svg:viewBox="0 0 15912 134156" draw:points="0,0 15912,0 15912,134156 0,134156">
          <text:p/>
        </draw:polygon>
        <draw:path draw:style-name="gr3" draw:text-style-name="P4" draw:layer="layout" svg:width="15.387cm" svg:height="1.317cm" svg:x="3.063cm" svg:y="1.385cm" svg:viewBox="0 0 15388 1318" svg:d="M0 1264v-1210c0-7 1-14 4-21 2-6 6-12 11-17 6-5 11-9 18-12s14-4 21-4h15280c7 0 14 1 20 4 7 3 13 7 18 12s9 11 12 17c2 7 4 14 4 21v1210c0 7-2 14-4 20-3 7-7 13-12 18s-11 9-18 12c-6 2-13 4-20 4h-15280c-7 0-14-2-21-4-7-3-12-7-18-12-5-5-9-11-11-18-3-6-4-13-4-20z">
          <text:p/>
        </draw:path>
        <draw:path draw:style-name="gr3" draw:text-style-name="P4" draw:layer="layout" svg:width="15.387cm" svg:height="1.605cm" svg:x="3.063cm" svg:y="5.498cm" svg:viewBox="0 0 15388 1606" svg:d="M0 1552v-1498c0-7 1-14 4-21 2-6 6-12 11-17 6-5 11-9 18-12s14-4 21-4h15280c7 0 14 1 20 4 7 3 13 7 18 12s9 11 12 17c2 7 4 14 4 21v1498c0 7-2 14-4 21-3 7-7 12-12 17-5 6-11 9-18 12-6 3-13 4-20 4h-15280c-7 0-14-1-21-4s-12-6-18-12c-5-5-9-10-11-17-3-7-4-14-4-21z">
          <text:p/>
        </draw:path>
        <draw:path draw:style-name="gr4" draw:text-style-name="P5" draw:layer="layout" svg:width="15.387cm" svg:height="1.1cm" svg:x="3.063cm" svg:y="8.15cm" svg:viewBox="0 0 15388 1101" svg:d="M0 1047v-993c0-7 1-14 4-21 2-7 6-13 11-18 6-5 11-9 18-11 7-3 14-4 21-4h15280c7 0 14 1 20 4 7 2 13 6 18 11s9 11 12 18c2 7 4 14 4 21v993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317cm" svg:x="3.063cm" svg:y="10.278cm" svg:viewBox="0 0 15388 1318" svg:d="M0 1264v-1210c0-7 1-14 4-20 2-7 6-13 11-18 6-5 11-9 18-12 7-2 14-4 21-4h15280c7 0 14 2 20 4 7 3 13 7 18 12s9 11 12 18c2 6 4 13 4 20v1210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317cm" svg:x="3.063cm" svg:y="13.958cm" svg:viewBox="0 0 15388 1318" svg:d="M0 1264v-1210c0-7 1-14 4-21 2-6 6-12 11-17 6-5 11-9 18-12s14-4 21-4h15280c7 0 14 1 20 4 7 3 13 7 18 12s9 11 12 17c2 7 4 14 4 21v1210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317cm" svg:x="3.063cm" svg:y="18.215cm" svg:viewBox="0 0 15388 1318" svg:d="M0 1264v-1210c0-7 1-14 4-20 2-7 6-13 11-18 6-5 11-9 18-12 7-2 14-4 21-4h15280c7 0 14 2 20 4 7 3 13 7 18 12s9 11 12 18c2 6 4 13 4 20v1210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317cm" svg:x="3.063cm" svg:y="21.462cm" svg:viewBox="0 0 15388 1318" svg:d="M0 1264v-1210c0-7 1-14 4-20 2-7 6-13 11-18 6-5 11-9 18-12 7-2 14-4 21-4h15280c7 0 14 2 20 4 7 3 13 7 18 12s9 11 12 18c2 6 4 13 4 20v1210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1.028cm" svg:x="3.063cm" svg:y="25.142cm" svg:viewBox="0 0 15388 1029" svg:d="M0 975v-920c0-7 1-15 4-21 2-7 6-13 11-18 6-5 11-9 18-12 7-2 14-4 21-4h15280c7 0 14 2 20 4 7 3 13 7 18 12s9 11 12 18c2 6 4 14 4 21v920c0 7-2 14-4 21-3 7-7 12-12 18-5 5-11 9-18 11-6 3-13 4-20 4h-15280c-7 0-14-1-21-4-7-2-12-6-18-11-5-6-9-11-11-18-3-7-4-14-4-21z">
          <text:p/>
        </draw:path>
        <draw:path draw:style-name="gr7" draw:text-style-name="P8" draw:layer="layout" svg:width="0.09cm" svg:height="0.09cm" svg:x="2.72cm" svg:y="3.153cm" svg:viewBox="0 0 91 91" svg:d="M91 46c0 6-1 12-3 17-3 6-6 11-10 15s-9 7-15 10c-5 2-11 3-17 3s-12-1-17-3c-7-3-12-6-16-10s-7-9-10-15c-2-5-3-11-3-17 0-7 1-13 3-18 3-6 6-11 10-15s9-7 16-10c5-2 11-3 17-3s12 1 17 3c6 3 11 6 15 10s7 9 10 15c2 5 3 11 3 18z">
          <text:p/>
        </draw:path>
        <draw:frame draw:style-name="gr2" draw:text-style-name="P3" draw:layer="layout" svg:width="0.352cm" svg:height="0.412cm" svg:x="19.517cm" svg:y="28.154cm">
          <draw:text-box>
            <text:p text:style-name="P2"><text:span text:style-name="T1">5</text:span></text:p>
          </draw:text-box>
        </draw:frame>
        <draw:frame draw:style-name="gr8" draw:text-style-name="P9" draw:layer="layout" svg:width="15.602cm" svg:height="0.336cm" svg:x="3.059cm" svg:y="3.012cm">
          <draw:text-box>
            <text:p text:style-name="P2"><text:span text:style-name="T4">Desenvolva uma função que receba como parâmetro um número de 1 a 10. Internamente, na função, será </text:span></text:p>
          </draw:text-box>
        </draw:frame>
        <draw:frame draw:style-name="gr8" draw:text-style-name="P9" draw:layer="layout" svg:width="16.432cm" svg:height="0.336cm" svg:x="3.059cm" svg:y="3.445cm">
          <draw:text-box>
            <text:p text:style-name="P2"><text:span text:style-name="T4">gerado um número aleatório de 1 a 10. A função deverá retornar se o parâmetro de entrada foi igual ao número </text:span></text:p>
          </draw:text-box>
        </draw:frame>
        <draw:frame draw:style-name="gr8" draw:text-style-name="P9" draw:layer="layout" svg:width="16.123cm" svg:height="0.336cm" svg:x="3.059cm" svg:y="3.878cm">
          <draw:text-box>
            <text:p text:style-name="P2"><text:span text:style-name="T4">sorteado internamente. Se o valor fornecido foi o sorteado, retorne "Parabéns! O número sorteado foi o X". Se </text:span></text:p>
          </draw:text-box>
        </draw:frame>
        <draw:frame draw:style-name="gr8" draw:text-style-name="P9" draw:layer="layout" svg:width="13.553cm" svg:height="0.336cm" svg:x="3.059cm" svg:y="4.311cm">
          <draw:text-box>
            <text:p text:style-name="P2"><text:span text:style-name="T4">não for igual, retorne "Que pena! O número sorteado foi o X". X é o número que foi sorteado.</text:span></text:p>
          </draw:text-box>
        </draw:frame>
        <draw:frame draw:style-name="gr8" draw:text-style-name="P9" draw:layer="layout" svg:width="1.496cm" svg:height="0.336cm" svg:x="3.059cm" svg:y="4.888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8.299cm" svg:height="0.225cm" svg:x="3.304cm" svg:y="5.91cm">
          <draw:text-box>
            <text:p text:style-name="P2"><text:span text:style-name="T6">funcaoDaSorte(10) // retornará "Parabéns! O número sorteado foi o 10" </text:span></text:p>
          </draw:text-box>
        </draw:frame>
        <draw:frame draw:style-name="gr9" draw:text-style-name="P10" draw:layer="layout" svg:width="8.062cm" svg:height="0.225cm" svg:x="3.304cm" svg:y="6.198cm">
          <draw:text-box>
            <text:p text:style-name="P2"><text:span text:style-name="T6">funcaoDaSorte(5) // retornará "Que pena! O número sorteado foi o 3" </text:span></text:p>
          </draw:text-box>
        </draw:frame>
        <draw:path draw:style-name="gr7" draw:text-style-name="P8" draw:layer="layout" svg:width="0.09cm" svg:height="0.091cm" svg:x="2.72cm" svg:y="7.554cm" svg:viewBox="0 0 91 92" svg:d="M91 45c0 7-1 13-3 19-3 5-6 10-10 14-4 5-9 8-15 10-5 2-11 3-17 4-6-1-12-2-17-4-7-2-12-5-16-10-4-4-7-9-10-14-2-6-3-12-3-19 0-6 1-11 3-17 3-5 6-10 10-14 4-5 9-8 16-10 5-3 11-4 17-4s12 1 17 4c6 2 11 5 15 10 4 4 7 9 10 14 2 6 3 11 3 17z">
          <text:p/>
        </draw:path>
        <draw:frame draw:style-name="gr9" draw:text-style-name="P10" draw:layer="layout" svg:width="7.944cm" svg:height="0.225cm" svg:x="3.304cm" svg:y="6.487cm">
          <draw:text-box>
            <text:p text:style-name="P2"><text:span text:style-name="T6">funcaoDaSorte(5) // retornará "Que pena! O número sorteado foi o 1"</text:span></text:p>
          </draw:text-box>
        </draw:frame>
        <draw:frame draw:style-name="gr8" draw:text-style-name="P9" draw:layer="layout" svg:width="13.595cm" svg:height="0.336cm" svg:x="3.059cm" svg:y="7.413cm">
          <draw:text-box>
            <text:p text:style-name="P2"><text:span text:style-name="T4">Criar uma função que receba uma string como parâmetro e conte quantas palavras tem nela.</text:span></text:p>
          </draw:text-box>
        </draw:frame>
        <draw:frame draw:style-name="gr10" draw:text-style-name="P11" draw:layer="layout" svg:width="0.506cm" svg:height="0.484cm" svg:x="3.348cm" svg:y="8.516cm">
          <draw:text-box>
            <text:p text:style-name="P2"><text:span text:style-name="T7">📕</text:span></text:p>
          </draw:text-box>
        </draw:frame>
        <draw:frame draw:style-name="gr8" draw:text-style-name="P9" draw:layer="layout" svg:width="9.65cm" svg:height="0.336cm" svg:x="4.084cm" svg:y="8.496cm">
          <draw:text-box>
            <text:p text:style-name="P2"><text:span text:style-name="T4">Considere que todas as palavras só são separadas por um espaço.</text:span></text:p>
          </draw:text-box>
        </draw:frame>
        <draw:frame draw:style-name="gr8" draw:text-style-name="P9" draw:layer="layout" svg:width="1.496cm" svg:height="0.336cm" svg:x="3.059cm" svg:y="9.668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5.573cm" svg:height="0.225cm" svg:x="3.304cm" svg:y="10.69cm">
          <draw:text-box>
            <text:p text:style-name="P2"><text:span text:style-name="T6">contarPalavras("Sou uma frase") // retornará 3 </text:span></text:p>
          </draw:text-box>
        </draw:frame>
        <draw:path draw:style-name="gr7" draw:text-style-name="P8" draw:layer="layout" svg:width="0.09cm" svg:height="0.09cm" svg:x="2.72cm" svg:y="12.046cm" svg:viewBox="0 0 91 91" svg:d="M91 45c0 6-1 12-3 18-3 6-6 11-10 15s-9 7-15 10c-5 2-11 3-17 3s-12-1-17-3c-7-3-12-6-16-10s-7-9-10-15c-2-6-3-12-3-18s1-12 3-17c3-6 6-11 10-15s9-7 16-10c5-2 11-3 17-3s12 1 17 3c6 3 11 6 15 10s7 9 10 15c2 5 3 11 3 17z">
          <text:p/>
        </draw:path>
        <draw:frame draw:style-name="gr9" draw:text-style-name="P10" draw:layer="layout" svg:width="7.825cm" svg:height="0.225cm" svg:x="3.304cm" svg:y="10.978cm">
          <draw:text-box>
            <text:p text:style-name="P2"><text:span text:style-name="T6">contarPalavras("Me divirto aprendendo a programar") // retornará 5</text:span></text:p>
          </draw:text-box>
        </draw:frame>
        <draw:frame draw:style-name="gr8" draw:text-style-name="P9" draw:layer="layout" svg:width="15.78cm" svg:height="0.336cm" svg:x="3.059cm" svg:y="11.905cm">
          <draw:text-box>
            <text:p text:style-name="P2"><text:span text:style-name="T4">Desenvolva uma função que recebe um caractere e uma string como parâmetros e retorne a quantidade de </text:span></text:p>
          </draw:text-box>
        </draw:frame>
        <draw:frame draw:style-name="gr8" draw:text-style-name="P9" draw:layer="layout" svg:width="14.336cm" svg:height="0.336cm" svg:x="3.059cm" svg:y="12.338cm">
          <draw:text-box>
            <text:p text:style-name="P2"><text:span text:style-name="T4">vezes que o caractere se repete na string. A função deverá ser </text:span><text:span text:style-name="T5">case-sensitive</text:span><text:span text:style-name="T4">, ou seja, irá diferenciar </text:span></text:p>
          </draw:text-box>
        </draw:frame>
        <draw:frame draw:style-name="gr8" draw:text-style-name="P9" draw:layer="layout" svg:width="3.871cm" svg:height="0.336cm" svg:x="3.059cm" svg:y="12.771cm">
          <draw:text-box>
            <text:p text:style-name="P2"><text:span text:style-name="T4">maiúsculas de minúsculas.</text:span></text:p>
          </draw:text-box>
        </draw:frame>
        <draw:frame draw:style-name="gr8" draw:text-style-name="P9" draw:layer="layout" svg:width="1.496cm" svg:height="0.336cm" svg:x="3.059cm" svg:y="13.348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7.944cm" svg:height="0.225cm" svg:x="3.304cm" svg:y="14.37cm">
          <draw:text-box>
            <text:p text:style-name="P2"><text:span text:style-name="T6">contarCaractere("r", "A sorte favorece os audazes") // retornará 2 </text:span></text:p>
          </draw:text-box>
        </draw:frame>
        <draw:path draw:style-name="gr7" draw:text-style-name="P8" draw:layer="layout" svg:width="0.09cm" svg:height="0.09cm" svg:x="2.72cm" svg:y="15.726cm" svg:viewBox="0 0 91 91" svg:d="M91 45c0 6-1 12-3 17-3 6-6 12-10 16s-9 7-15 10c-5 2-11 3-17 3s-12-1-17-3c-7-3-12-6-16-10s-7-10-10-16c-2-5-3-11-3-17s1-12 3-17c3-6 6-11 10-15s9-7 16-10c5-2 11-3 17-3s12 1 17 3c6 3 11 6 15 10s7 9 10 15c2 5 3 11 3 17z">
          <text:p/>
        </draw:path>
        <draw:frame draw:style-name="gr9" draw:text-style-name="P10" draw:layer="layout" svg:width="7.114cm" svg:height="0.225cm" svg:x="3.304cm" svg:y="14.658cm">
          <draw:text-box>
            <text:p text:style-name="P2"><text:span text:style-name="T6">contarCaractere("c", "Conhece-te a ti mesmo") // retornará 1</text:span></text:p>
          </draw:text-box>
        </draw:frame>
        <draw:frame draw:style-name="gr8" draw:text-style-name="P9" draw:layer="layout" svg:width="15.25cm" svg:height="0.336cm" svg:x="3.059cm" svg:y="15.585cm">
          <draw:text-box>
            <text:p text:style-name="P2"><text:span text:style-name="T4">A fim de criar um mecanismo de busca para sua aplicação, você precisa iniciar criando uma função para </text:span></text:p>
          </draw:text-box>
        </draw:frame>
        <draw:frame draw:style-name="gr8" draw:text-style-name="P9" draw:layer="layout" svg:width="4.811cm" svg:height="0.336cm" svg:x="3.059cm" svg:y="16.018cm">
          <draw:text-box>
            <text:p text:style-name="P2"><text:span text:style-name="T4">identificar palavras semelhantes.</text:span></text:p>
          </draw:text-box>
        </draw:frame>
        <draw:frame draw:style-name="gr8" draw:text-style-name="P9" draw:layer="layout" svg:width="16.013cm" svg:height="0.336cm" svg:x="3.059cm" svg:y="16.595cm">
          <draw:text-box>
            <text:p text:style-name="P2"><text:span text:style-name="T4">Escreva uma função que recebe como primeiro parâmetro uma palavra e, como segundo parâmetro, um </text:span><text:span text:style-name="T5">array </text:span></text:p>
          </draw:text-box>
        </draw:frame>
        <draw:frame draw:style-name="gr8" draw:text-style-name="P9" draw:layer="layout" svg:width="14.734cm" svg:height="0.336cm" svg:x="3.059cm" svg:y="17.028cm">
          <draw:text-box>
            <text:p text:style-name="P2"><text:span text:style-name="T4">de </text:span><text:span text:style-name="T5">strings</text:span><text:span text:style-name="T4">. A função deverá filtrar as palavras do </text:span><text:span text:style-name="T5">array </text:span><text:span text:style-name="T4">que contêm nelas a </text:span><text:span text:style-name="T5">string </text:span><text:span text:style-name="T4">do primeiro parâmetro.</text:span></text:p>
          </draw:text-box>
        </draw:frame>
        <draw:frame draw:style-name="gr8" draw:text-style-name="P9" draw:layer="layout" svg:width="1.496cm" svg:height="0.336cm" svg:x="3.059cm" svg:y="17.605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14.226cm" svg:height="0.225cm" svg:x="3.304cm" svg:y="18.627cm">
          <draw:text-box>
            <text:p text:style-name="P2"><text:span text:style-name="T6">buscarPalavrasSemelhantes("pro", ["programação", "mobile", "profissional"]) // retornará ["programação", "profissional"]</text:span></text:p>
          </draw:text-box>
        </draw:frame>
        <draw:path draw:style-name="gr7" draw:text-style-name="P8" draw:layer="layout" svg:width="0.09cm" svg:height="0.09cm" svg:x="2.72cm" svg:y="19.965cm" svg:viewBox="0 0 91 91" svg:d="M91 45c0 6-1 12-3 18-3 6-6 11-10 15s-9 8-15 10c-5 2-11 3-17 3s-12-1-17-3c-7-2-12-6-16-10s-7-9-10-15c-2-6-3-12-3-18s1-12 3-17c3-6 6-11 10-15s9-7 16-10c5-2 11-3 17-3s12 1 17 3c6 3 11 6 15 10s7 9 10 15c2 5 3 11 3 17z">
          <text:p/>
        </draw:path>
        <draw:frame draw:style-name="gr9" draw:text-style-name="P10" draw:layer="layout" svg:width="9.722cm" svg:height="0.225cm" svg:x="3.304cm" svg:y="18.916cm">
          <draw:text-box>
            <text:p text:style-name="P2"><text:span text:style-name="T6">buscarPalavrasSemelhantes("python", ["javascript", "java", "c++"]) // retornará []</text:span></text:p>
          </draw:text-box>
        </draw:frame>
        <draw:frame draw:style-name="gr8" draw:text-style-name="P9" draw:layer="layout" svg:width="14.667cm" svg:height="0.336cm" svg:x="3.059cm" svg:y="19.824cm">
          <draw:text-box>
            <text:p text:style-name="P2"><text:span text:style-name="T4">Desenvolva uma função que receba uma </text:span><text:span text:style-name="T5">string </text:span><text:span text:style-name="T4">como parâmetro e retorne essa </text:span><text:span text:style-name="T5">string </text:span><text:span text:style-name="T4">somente com as </text:span></text:p>
          </draw:text-box>
        </draw:frame>
        <draw:frame draw:style-name="gr8" draw:text-style-name="P9" draw:layer="layout" svg:width="5.201cm" svg:height="0.336cm" svg:x="3.059cm" svg:y="20.257cm">
          <draw:text-box>
            <text:p text:style-name="P2"><text:span text:style-name="T4">consoantes, ou seja, sem as vogais.</text:span></text:p>
          </draw:text-box>
        </draw:frame>
        <draw:frame draw:style-name="gr8" draw:text-style-name="P9" draw:layer="layout" svg:width="1.496cm" svg:height="0.336cm" svg:x="3.059cm" svg:y="20.834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5.099cm" svg:height="0.225cm" svg:x="3.304cm" svg:y="21.856cm">
          <draw:text-box>
            <text:p text:style-name="P2"><text:span text:style-name="T6">removerVogais("Cod3r") // retornará "Cd3r" </text:span></text:p>
          </draw:text-box>
        </draw:frame>
        <draw:path draw:style-name="gr7" draw:text-style-name="P8" draw:layer="layout" svg:width="0.09cm" svg:height="0.09cm" svg:x="2.72cm" svg:y="23.212cm" svg:viewBox="0 0 91 91" svg:d="M91 45c0 6-1 13-3 18-3 6-6 11-10 15s-9 7-15 10c-5 2-11 3-17 3s-12-1-17-3c-7-3-12-6-16-10s-7-9-10-15c-2-5-3-12-3-18s1-12 3-17c3-6 6-11 10-15s9-7 16-10c5-2 11-3 17-3s12 1 17 3c6 3 11 6 15 10s7 9 10 15c2 5 3 11 3 17z">
          <text:p/>
        </draw:path>
        <draw:frame draw:style-name="gr9" draw:text-style-name="P10" draw:layer="layout" svg:width="6.047cm" svg:height="0.225cm" svg:x="3.304cm" svg:y="22.145cm">
          <draw:text-box>
            <text:p text:style-name="P2"><text:span text:style-name="T6">removerVogais("Fundamentos") // retornará "Fndmnts"</text:span></text:p>
          </draw:text-box>
        </draw:frame>
        <draw:frame draw:style-name="gr8" draw:text-style-name="P9" draw:layer="layout" svg:width="16.186cm" svg:height="0.336cm" svg:x="3.059cm" svg:y="23.071cm">
          <draw:text-box>
            <text:p text:style-name="P2"><text:span text:style-name="T4">Desenvolva uma função que recebe um objeto como parâmetro e retorne um outro objeto que corresponde ao </text:span></text:p>
          </draw:text-box>
        </draw:frame>
        <draw:frame draw:style-name="gr8" draw:text-style-name="P9" draw:layer="layout" svg:width="15.094cm" svg:height="0.336cm" svg:x="3.059cm" svg:y="23.504cm">
          <draw:text-box>
            <text:p text:style-name="P2"><text:span text:style-name="T4">ao objeto recebido como parâmetro, porém com as posições das chaves e valores invertidas, conforme </text:span></text:p>
          </draw:text-box>
        </draw:frame>
        <draw:frame draw:style-name="gr8" draw:text-style-name="P9" draw:layer="layout" svg:width="2.597cm" svg:height="0.336cm" svg:x="3.059cm" svg:y="23.937cm">
          <draw:text-box>
            <text:p text:style-name="P2"><text:span text:style-name="T4">exemplo a seguir:</text:span></text:p>
          </draw:text-box>
        </draw:frame>
        <draw:frame draw:style-name="gr8" draw:text-style-name="P9" draw:layer="layout" svg:width="1.348cm" svg:height="0.336cm" svg:x="3.059cm" svg:y="24.514cm">
          <draw:text-box>
            <text:p text:style-name="P2"><text:span text:style-name="T4">Exemplo:</text:span></text:p>
          </draw:text-box>
        </draw:frame>
        <draw:frame draw:style-name="gr9" draw:text-style-name="P10" draw:layer="layout" svg:width="8.062cm" svg:height="0.225cm" svg:x="3.304cm" svg:y="25.536cm">
          <draw:text-box>
            <text:p text:style-name="P2"><text:span text:style-name="T6">inverter({ a: 1, b: 2, c: 3}) // retornará { 1: "a", 2: "b", 3: "c"}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87cm" svg:height="39.598cm" svg:x="0cm" svg:y="0cm" svg:viewBox="0 0 27988 39599" draw:points="0,0 27988,0 27988,39599 0,39599">
          <text:p/>
        </draw:polygon>
        <draw:frame draw:style-name="gr2" draw:text-style-name="P3" draw:layer="layout" svg:width="8.655cm" svg:height="0.412cm" svg:x="1.271cm" svg:y="28.154cm">
          <draw:text-box>
            <text:p text:style-name="P2"><text:span text:style-name="T1">Exercícios - Curso Fundamentos de Programação</text:span></text:p>
          </draw:text-box>
        </draw:frame>
        <draw:polygon draw:style-name="gr1" draw:text-style-name="P1" draw:layer="layout" svg:width="15.911cm" svg:height="134.155cm" svg:x="2.539cm" svg:y="-120.576cm" svg:viewBox="0 0 15912 134156" draw:points="0,0 15912,0 15912,134156 0,134156">
          <text:p/>
        </draw:polygon>
        <draw:path draw:style-name="gr3" draw:text-style-name="P4" draw:layer="layout" svg:width="15.387cm" svg:height="1.299cm" svg:x="3.063cm" svg:y="4.668cm" svg:viewBox="0 0 15388 1300" svg:d="M0 1246v-1192c0-7 1-14 4-21 2-6 6-12 11-17 6-5 11-9 18-12s14-4 21-4h15280c7 0 14 1 20 4 7 3 13 7 18 12s9 11 12 17c2 7 4 14 4 21v1192c0 7-2 14-4 20-3 7-7 13-12 18s-11 9-18 12c-6 2-13 4-20 4h-15280c-7 0-14-2-21-4-7-3-12-7-18-12-5-5-9-11-11-18-3-6-4-13-4-20z">
          <text:p/>
        </draw:path>
        <draw:path draw:style-name="gr3" draw:text-style-name="P4" draw:layer="layout" svg:width="15.387cm" svg:height="1.299cm" svg:x="3.063cm" svg:y="7.482cm" svg:viewBox="0 0 15388 1300" svg:d="M0 1246v-1192c0-7 1-14 4-20 2-7 6-13 11-18 6-5 11-9 18-12 7-2 14-4 21-4h15280c7 0 14 2 20 4 7 3 13 7 18 12s9 11 12 18c2 6 4 13 4 20v1192c0 7-2 14-4 21-3 6-7 12-12 17s-11 9-18 12c-6 3-13 4-20 4h-15280c-7 0-14-1-21-4s-12-7-18-12c-5-5-9-11-11-17-3-7-4-14-4-21z">
          <text:p/>
        </draw:path>
        <draw:path draw:style-name="gr3" draw:text-style-name="P4" draw:layer="layout" svg:width="15.387cm" svg:height="2.165cm" svg:x="3.063cm" svg:y="11.162cm" svg:viewBox="0 0 15388 2166" svg:d="M0 2112v-2058c0-7 1-14 4-21 2-6 6-12 11-17 6-5 11-9 18-12s14-4 21-4h15280c7 0 14 1 20 4 7 3 13 7 18 12s9 11 12 17c2 7 4 14 4 21v2058c0 7-2 14-4 20-3 7-7 13-12 18s-11 9-18 12c-6 2-13 4-20 4h-15280c-7 0-14-2-21-4-7-3-12-7-18-12-5-5-9-11-11-18-3-6-4-13-4-20z">
          <text:p/>
        </draw:path>
        <draw:path draw:style-name="gr7" draw:text-style-name="P8" draw:layer="layout" svg:width="0.09cm" svg:height="0.09cm" svg:x="2.72cm" svg:y="2.738cm" svg:viewBox="0 0 91 91" svg:d="M91 46c0 6-1 12-3 17-3 6-6 11-10 15s-9 7-15 10c-5 2-11 3-17 3s-12-1-17-3c-7-3-12-6-16-10s-7-9-10-15c-2-5-3-11-3-17s1-12 3-17c3-6 6-11 10-15s9-8 16-11c5-2 11-3 17-3s12 1 17 3c6 3 11 7 15 11s7 9 10 15c2 5 3 11 3 17z">
          <text:p/>
        </draw:path>
        <draw:frame draw:style-name="gr2" draw:text-style-name="P3" draw:layer="layout" svg:width="0.352cm" svg:height="0.412cm" svg:x="19.517cm" svg:y="28.154cm">
          <draw:text-box>
            <text:p text:style-name="P2"><text:span text:style-name="T1">6</text:span></text:p>
          </draw:text-box>
        </draw:frame>
        <draw:frame draw:style-name="gr8" draw:text-style-name="P9" draw:layer="layout" svg:width="16.233cm" svg:height="0.336cm" svg:x="3.059cm" svg:y="2.597cm">
          <draw:text-box>
            <text:p text:style-name="P2"><text:span text:style-name="T4">Elabore uma função que recebe dois parâmetros: o primeiro é um array de números e o segundo é um número </text:span></text:p>
          </draw:text-box>
        </draw:frame>
        <draw:frame draw:style-name="gr8" draw:text-style-name="P9" draw:layer="layout" svg:width="16.305cm" svg:height="0.336cm" svg:x="3.059cm" svg:y="3.03cm">
          <draw:text-box>
            <text:p text:style-name="P2"><text:span text:style-name="T4">que especifica uma quantidade de dígitos. Essa função deverá retornar somente aqueles números do array que </text:span></text:p>
          </draw:text-box>
        </draw:frame>
        <draw:frame draw:style-name="gr8" draw:text-style-name="P9" draw:layer="layout" svg:width="9.146cm" svg:height="0.336cm" svg:x="3.059cm" svg:y="3.463cm">
          <draw:text-box>
            <text:p text:style-name="P2"><text:span text:style-name="T4">têm a quantidade de dígitos indicada pelo segundo parâmetro.</text:span></text:p>
          </draw:text-box>
        </draw:frame>
        <draw:frame draw:style-name="gr8" draw:text-style-name="P9" draw:layer="layout" svg:width="1.59cm" svg:height="0.336cm" svg:x="3.059cm" svg:y="4.04cm">
          <draw:text-box>
            <text:p text:style-name="P2"><text:span text:style-name="T4">Exemplos: </text:span></text:p>
          </draw:text-box>
        </draw:frame>
        <draw:frame draw:style-name="gr9" draw:text-style-name="P10" draw:layer="layout" svg:width="10.196cm" svg:height="0.225cm" svg:x="3.304cm" svg:y="5.062cm">
          <draw:text-box>
            <text:p text:style-name="P2"><text:span text:style-name="T6">filtrarPorQuantidadeDeDigitos([38, 2, 365, 10, 125, 11], 2) // retornará [38, 10, 11] </text:span></text:p>
          </draw:text-box>
        </draw:frame>
        <draw:path draw:style-name="gr7" draw:text-style-name="P8" draw:layer="layout" svg:width="0.09cm" svg:height="0.09cm" svg:x="2.72cm" svg:y="6.418cm" svg:viewBox="0 0 91 91" svg:d="M91 46c0 6-1 12-3 17-3 6-6 11-10 15s-9 7-15 10c-5 2-11 3-17 3s-12-1-17-3c-7-3-12-6-16-10s-7-9-10-15c-2-5-3-11-3-17s1-12 3-17c3-6 6-11 10-16 4-4 9-7 16-10 5-2 11-3 17-3s12 1 17 3c6 3 11 6 15 10 4 5 7 10 10 16 2 5 3 11 3 17z">
          <text:p/>
        </draw:path>
        <draw:frame draw:style-name="gr9" draw:text-style-name="P10" draw:layer="layout" svg:width="8.892cm" svg:height="0.225cm" svg:x="3.304cm" svg:y="5.35cm">
          <draw:text-box>
            <text:p text:style-name="P2"><text:span text:style-name="T6">filtrarPorQuantidadeDeDigitos([5, 9, 1, 125, 11], 1) // retornará [5, 9, 1]</text:span></text:p>
          </draw:text-box>
        </draw:frame>
        <draw:frame draw:style-name="gr8" draw:text-style-name="P9" draw:layer="layout" svg:width="15.733cm" svg:height="0.336cm" svg:x="3.059cm" svg:y="6.277cm">
          <draw:text-box>
            <text:p text:style-name="P2"><text:span text:style-name="T4">Crie uma função que recebe um array de números e retorna o segundo maior número presente nesse array.</text:span></text:p>
          </draw:text-box>
        </draw:frame>
        <draw:frame draw:style-name="gr8" draw:text-style-name="P9" draw:layer="layout" svg:width="1.496cm" svg:height="0.336cm" svg:x="3.059cm" svg:y="6.854cm">
          <draw:text-box>
            <text:p text:style-name="P2"><text:span text:style-name="T4">Exemplos:</text:span></text:p>
          </draw:text-box>
        </draw:frame>
        <draw:frame draw:style-name="gr9" draw:text-style-name="P10" draw:layer="layout" svg:width="5.336cm" svg:height="0.225cm" svg:x="3.304cm" svg:y="7.876cm">
          <draw:text-box>
            <text:p text:style-name="P2"><text:span text:style-name="T6">segundoMaior([12, 16, 1, 5]) // retornará 12 </text:span></text:p>
          </draw:text-box>
        </draw:frame>
        <draw:path draw:style-name="gr7" draw:text-style-name="P8" draw:layer="layout" svg:width="0.09cm" svg:height="0.09cm" svg:x="2.72cm" svg:y="9.232cm" svg:viewBox="0 0 91 91" svg:d="M91 45c0 6-1 12-3 17-3 6-6 11-10 15s-9 8-15 11c-5 2-11 3-17 3s-12-1-17-3c-7-3-12-7-16-11s-7-9-10-15c-2-5-3-11-3-17s1-12 3-17c3-6 6-11 10-15s9-7 16-10c5-2 11-3 17-3s12 1 17 3c6 3 11 6 15 10s7 9 10 15c2 5 3 11 3 17z">
          <text:p/>
        </draw:path>
        <draw:frame draw:style-name="gr9" draw:text-style-name="P10" draw:layer="layout" svg:width="4.862cm" svg:height="0.225cm" svg:x="3.304cm" svg:y="8.164cm">
          <draw:text-box>
            <text:p text:style-name="P2"><text:span text:style-name="T6">segundoMaior([8, 4, 5, 6]) // retornará 6</text:span></text:p>
          </draw:text-box>
        </draw:frame>
        <draw:frame draw:style-name="gr8" draw:text-style-name="P9" draw:layer="layout" svg:width="15.991cm" svg:height="0.336cm" svg:x="3.059cm" svg:y="9.091cm">
          <draw:text-box>
            <text:p text:style-name="P2"><text:span text:style-name="T4">Elabore uma função que recebe um objeto com estudantes e suas notas. As notas de cada estudante estarão </text:span></text:p>
          </draw:text-box>
        </draw:frame>
        <draw:frame draw:style-name="gr8" draw:text-style-name="P9" draw:layer="layout" svg:width="16.465cm" svg:height="0.336cm" svg:x="3.059cm" svg:y="9.524cm">
          <draw:text-box>
            <text:p text:style-name="P2"><text:span text:style-name="T4">num array, conforme exemplo abaixo. Você deverá calcular a média da nota de cada aluno e retornar um objeto </text:span></text:p>
          </draw:text-box>
        </draw:frame>
        <draw:frame draw:style-name="gr8" draw:text-style-name="P9" draw:layer="layout" svg:width="13.325cm" svg:height="0.336cm" svg:x="3.059cm" svg:y="9.957cm">
          <draw:text-box>
            <text:p text:style-name="P2"><text:span text:style-name="T4">com os atributos </text:span><text:span text:style-name="T5">nome </text:span><text:span text:style-name="T4">e </text:span><text:span text:style-name="T5">media</text:span><text:span text:style-name="T4">, que indica o aluno que teve o melhor desempenho nas notas.</text:span></text:p>
          </draw:text-box>
        </draw:frame>
        <draw:frame draw:style-name="gr8" draw:text-style-name="P9" draw:layer="layout" svg:width="1.348cm" svg:height="0.336cm" svg:x="3.059cm" svg:y="10.534cm">
          <draw:text-box>
            <text:p text:style-name="P2"><text:span text:style-name="T4">Exemplo:</text:span></text:p>
          </draw:text-box>
        </draw:frame>
        <draw:frame draw:style-name="gr9" draw:text-style-name="P10" draw:layer="layout" svg:width="3.084cm" svg:height="0.225cm" svg:x="3.304cm" svg:y="11.556cm">
          <draw:text-box>
            <text:p text:style-name="P2"><text:span text:style-name="T6">recerberMelhorEstudante({ </text:span></text:p>
          </draw:text-box>
        </draw:frame>
        <draw:frame draw:style-name="gr9" draw:text-style-name="P10" draw:layer="layout" svg:width="4.862cm" svg:height="0.225cm" svg:x="3.304cm" svg:y="11.844cm">
          <draw:text-box>
            <text:p text:style-name="P2"><text:span text:style-name="T6"><text:s text:c="2"/></text:span><text:span text:style-name="T6">Joao: [8, 7.6, 8.9, 6], // média 7.625 </text:span></text:p>
          </draw:text-box>
        </draw:frame>
        <draw:frame draw:style-name="gr9" draw:text-style-name="P10" draw:layer="layout" svg:width="5.217cm" svg:height="0.225cm" svg:x="3.304cm" svg:y="12.133cm">
          <draw:text-box>
            <text:p text:style-name="P2"><text:span text:style-name="T6"><text:s text:c="2"/></text:span><text:span text:style-name="T6">Mariana: [9, 6.6, 7.9, 8], // média 7.875 </text:span></text:p>
          </draw:text-box>
        </draw:frame>
        <draw:frame draw:style-name="gr9" draw:text-style-name="P10" draw:layer="layout" svg:width="4.269cm" svg:height="0.225cm" svg:x="3.304cm" svg:y="12.422cm">
          <draw:text-box>
            <text:p text:style-name="P2"><text:span text:style-name="T6"><text:s text:c="2"/></text:span><text:span text:style-name="T6">Carla: [7, 7, 8, 9] // média 7.75 </text:span></text:p>
          </draw:text-box>
        </draw:frame>
        <draw:frame draw:style-name="gr9" draw:text-style-name="P10" draw:layer="layout" svg:width="5.81cm" svg:height="0.225cm" svg:x="3.304cm" svg:y="12.71cm">
          <draw:text-box>
            <text:p text:style-name="P2"><text:span text:style-name="T6">}) // retornará { nome: "Mariana", media: 7.875 }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Inter" svg:font-family="Inter"/>
    <style:font-face style:name="Interular1" svg:font-family="Interular"/>
    <style:font-face style:name="LiberationMono" svg:font-family="LiberationMono"/>
    <style:font-face style:name="Arial" svg:font-family="Arial" style:font-pitch="variable"/>
    <style:font-face style:name="Inter1" svg:font-family="Inter" style:font-pitch="variable"/>
    <style:font-face style:name="Interular" svg:font-family="Interular" style:font-pitch="variable"/>
    <style:font-face style:name="Liberation Serif" svg:font-family="'Liberation Serif'" style:font-pitch="variable"/>
    <style:font-face style:name="LiberationMono1" svg:font-family="LiberationMono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0T13:24:48.054000000</dc:date>
    <meta:editing-duration>PT2M6S</meta:editing-duration>
    <meta:editing-cycles>1</meta:editing-cycles>
    <meta:document-statistic meta:object-count="315"/>
    <meta:generator>LibreOffice/7.1.6.2$Windows_X86_64 LibreOffice_project/0e133318fcee89abacd6a7d077e292f1145735c3</meta:generator>
  </office:meta>
</office:document-meta>
</file>